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.51cm" fo:margin-left="0cm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writing-mode="lr-tb"/>
    </style:style>
    <style:style style:name="Table2.A" style:family="table-column">
      <style:table-column-properties style:column-width="1.923cm" style:rel-column-width="7276*"/>
    </style:style>
    <style:style style:name="Table2.C" style:family="table-column">
      <style:table-column-properties style:column-width="1.924cm" style:rel-column-width="7283*"/>
    </style:style>
    <style:style style:name="Table2.I" style:family="table-column">
      <style:table-column-properties style:column-width="1.926cm" style:rel-column-width="7292*"/>
    </style:style>
    <style:style style:name="Table2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.A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4" style:family="table-cell">
      <style:table-cell-properties style:vertical-align="middle" fo:padding="0.097cm" fo:border="0.05pt solid #000000"/>
    </style:style>
    <style:style style:name="Table2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49cm" fo:border="none"/>
    </style:style>
    <style:style style:name="Table2.A9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4" style:family="table">
      <style:table-properties style:width="17.122cm" table:align="margins"/>
    </style:style>
    <style:style style:name="Table74.A" style:family="table-column">
      <style:table-column-properties style:column-width="1.711cm" style:rel-column-width="6548*"/>
    </style:style>
    <style:style style:name="Table74.B" style:family="table-column">
      <style:table-column-properties style:column-width="1.713cm" style:rel-column-width="6555*"/>
    </style:style>
    <style:style style:name="Table74.C" style:family="table-column">
      <style:table-column-properties style:column-width="5.135cm" style:rel-column-width="19653*"/>
    </style:style>
    <style:style style:name="Table74.D" style:family="table-column">
      <style:table-column-properties style:column-width="1.231cm" style:rel-column-width="4712*"/>
    </style:style>
    <style:style style:name="Table74.E" style:family="table-column">
      <style:table-column-properties style:column-width="1.9cm" style:rel-column-width="7271*"/>
    </style:style>
    <style:style style:name="Table74.F" style:family="table-column">
      <style:table-column-properties style:column-width="5.433cm" style:rel-column-width="20796*"/>
    </style:style>
    <style:style style:name="Table74.1" style:family="table-row">
      <style:table-row-properties style:min-row-height="0.504cm"/>
    </style:style>
    <style:style style:name="Table74.A1" style:family="table-cell">
      <style:table-cell-properties style:vertical-align="middle" fo:padding="0.097cm" fo:border="none"/>
    </style:style>
    <style:style style:name="Table74.B1" style:family="table-cell">
      <style:table-cell-properties style:vertical-align="middle" fo:background-color="#fff200" fo:padding="0.097cm" fo:border="none">
        <style:background-image/>
      </style:table-cell-properties>
    </style:style>
    <style:style style:name="Table74.E1" style:family="table-cell">
      <style:table-cell-properties style:vertical-align="middle" fo:background-color="#e0efd4" fo:padding="0.097cm" fo:border="none">
        <style:background-image/>
      </style:table-cell-properties>
    </style:style>
    <style:style style:name="Table19" style:family="table">
      <style:table-properties style:width="1.826cm" table:align="margins"/>
    </style:style>
    <style:style style:name="Table19.A" style:family="table-column">
      <style:table-column-properties style:column-width="0.457cm" style:rel-column-width="16383*"/>
    </style:style>
    <style:style style:name="Table19.D" style:family="table-column">
      <style:table-column-properties style:column-width="0.457cm" style:rel-column-width="16386*"/>
    </style:style>
    <style:style style:name="Table19.A1" style:family="table-cell">
      <style:table-cell-properties fo:padding="0.049cm" fo:border="none"/>
    </style:style>
    <style:style style:name="Table19.B1" style:family="table-cell">
      <style:table-cell-properties fo:padding="0.049cm" fo:border-left="0.05pt solid #000000" fo:border-right="none" fo:border-top="none" fo:border-bottom="none"/>
    </style:style>
    <style:style style:name="Table16" style:family="table">
      <style:table-properties style:width="1.826cm" table:align="margins"/>
    </style:style>
    <style:style style:name="Table16.A" style:family="table-column">
      <style:table-column-properties style:column-width="0.457cm" style:rel-column-width="16383*"/>
    </style:style>
    <style:style style:name="Table16.D" style:family="table-column">
      <style:table-column-properties style:column-width="0.457cm" style:rel-column-width="16386*"/>
    </style:style>
    <style:style style:name="Table16.A1" style:family="table-cell">
      <style:table-cell-properties fo:padding="0.049cm" fo:border="none"/>
    </style:style>
    <style:style style:name="Table16.B1" style:family="table-cell">
      <style:table-cell-properties fo:padding="0.049cm" fo:border-left="0.05pt solid #000000" fo:border-right="none" fo:border-top="none" fo:border-bottom="none"/>
    </style:style>
    <style:style style:name="Table17" style:family="table">
      <style:table-properties style:width="1.826cm" table:align="margins"/>
    </style:style>
    <style:style style:name="Table17.A" style:family="table-column">
      <style:table-column-properties style:column-width="0.365cm" style:rel-column-width="13106*"/>
    </style:style>
    <style:style style:name="Table17.B" style:family="table-column">
      <style:table-column-properties style:column-width="0.365cm" style:rel-column-width="13107*"/>
    </style:style>
    <style:style style:name="Table17.E" style:family="table-column">
      <style:table-column-properties style:column-width="0.365cm" style:rel-column-width="13109*"/>
    </style:style>
    <style:style style:name="Table17.A1" style:family="table-cell">
      <style:table-cell-properties fo:padding="0.049cm" fo:border="none"/>
    </style:style>
    <style:style style:name="Table17.B1" style:family="table-cell">
      <style:table-cell-properties fo:padding="0.049cm" fo:border-left="0.05pt solid #000000" fo:border-right="none" fo:border-top="none" fo:border-bottom="none"/>
    </style:style>
    <style:style style:name="Table20" style:family="table">
      <style:table-properties style:width="1.824cm" table:align="margins"/>
    </style:style>
    <style:style style:name="Table20.A" style:family="table-column">
      <style:table-column-properties style:column-width="0.455cm" style:rel-column-width="16383*"/>
    </style:style>
    <style:style style:name="Table20.D" style:family="table-column">
      <style:table-column-properties style:column-width="0.457cm" style:rel-column-width="16386*"/>
    </style:style>
    <style:style style:name="Table20.A1" style:family="table-cell">
      <style:table-cell-properties fo:padding="0.049cm" fo:border="none"/>
    </style:style>
    <style:style style:name="Table20.B1" style:family="table-cell">
      <style:table-cell-properties fo:padding="0.049cm" fo:border-left="0.05pt solid #000000" fo:border-right="none" fo:border-top="none" fo:border-bottom="none"/>
    </style:style>
    <style:style style:name="Table21" style:family="table">
      <style:table-properties style:width="1.826cm" table:align="margins"/>
    </style:style>
    <style:style style:name="Table21.A" style:family="table-column">
      <style:table-column-properties style:column-width="0.365cm" style:rel-column-width="13106*"/>
    </style:style>
    <style:style style:name="Table21.B" style:family="table-column">
      <style:table-column-properties style:column-width="0.365cm" style:rel-column-width="13107*"/>
    </style:style>
    <style:style style:name="Table21.E" style:family="table-column">
      <style:table-column-properties style:column-width="0.365cm" style:rel-column-width="13110*"/>
    </style:style>
    <style:style style:name="Table21.A1" style:family="table-cell">
      <style:table-cell-properties fo:padding="0.049cm" fo:border="none"/>
    </style:style>
    <style:style style:name="Table21.B1" style:family="table-cell">
      <style:table-cell-properties fo:padding="0.049cm" fo:border-left="0.05pt solid #000000" fo:border-right="none" fo:border-top="none" fo:border-bottom="none"/>
    </style:style>
    <style:style style:name="Table22" style:family="table">
      <style:table-properties style:width="1.826cm" table:align="margins"/>
    </style:style>
    <style:style style:name="Table22.A" style:family="table-column">
      <style:table-column-properties style:column-width="0.457cm" style:rel-column-width="16383*"/>
    </style:style>
    <style:style style:name="Table22.D" style:family="table-column">
      <style:table-column-properties style:column-width="0.457cm" style:rel-column-width="16386*"/>
    </style:style>
    <style:style style:name="Table22.A1" style:family="table-cell">
      <style:table-cell-properties fo:padding="0.049cm" fo:border="none"/>
    </style:style>
    <style:style style:name="Table22.B1" style:family="table-cell">
      <style:table-cell-properties fo:padding="0.049cm" fo:border-left="0.05pt solid #000000" fo:border-right="none" fo:border-top="none" fo:border-bottom="none"/>
    </style:style>
    <style:style style:name="Table23" style:family="table">
      <style:table-properties style:width="1.829cm" table:align="margins"/>
    </style:style>
    <style:style style:name="Table23.A" style:family="table-column">
      <style:table-column-properties style:column-width="0.457cm" style:rel-column-width="16383*"/>
    </style:style>
    <style:style style:name="Table23.D" style:family="table-column">
      <style:table-column-properties style:column-width="0.457cm" style:rel-column-width="16386*"/>
    </style:style>
    <style:style style:name="Table23.A1" style:family="table-cell">
      <style:table-cell-properties fo:padding="0.049cm" fo:border="none"/>
    </style:style>
    <style:style style:name="Table23.B1" style:family="table-cell">
      <style:table-cell-properties fo:padding="0.049cm" fo:border-left="0.05pt solid #000000" fo:border-right="none" fo:border-top="none" fo:border-bottom="none"/>
    </style:style>
    <style:style style:name="Table59" style:family="table">
      <style:table-properties style:width="1.729cm" table:align="margins"/>
    </style:style>
    <style:style style:name="Table59.A" style:family="table-column">
      <style:table-column-properties style:column-width="1.729cm" style:rel-column-width="65535*"/>
    </style:style>
    <style:style style:name="Table59.A1" style:family="table-cell">
      <style:table-cell-properties fo:background-color="#fff200" fo:padding="0.097cm" fo:border="none">
        <style:background-image/>
      </style:table-cell-properties>
    </style:style>
    <style:style style:name="Table3" style:family="table">
      <style:table-properties style:width="1.826cm" table:align="margins"/>
    </style:style>
    <style:style style:name="Table3.A" style:family="table-column">
      <style:table-column-properties style:column-width="0.457cm" style:rel-column-width="16383*"/>
    </style:style>
    <style:style style:name="Table3.D" style:family="table-column">
      <style:table-column-properties style:column-width="0.457cm" style:rel-column-width="16386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fff200" fo:padding="0.097cm" fo:border="none">
        <style:background-image/>
      </style:table-cell-properties>
    </style:style>
    <style:style style:name="Table4" style:family="table">
      <style:table-properties style:width="1.826cm" table:align="margins"/>
    </style:style>
    <style:style style:name="Table4.A" style:family="table-column">
      <style:table-column-properties style:column-width="0.457cm" style:rel-column-width="16383*"/>
    </style:style>
    <style:style style:name="Table4.D" style:family="table-column">
      <style:table-column-properties style:column-width="0.457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.826cm" table:align="margins"/>
    </style:style>
    <style:style style:name="Table5.A" style:family="table-column">
      <style:table-column-properties style:column-width="0.365cm" style:rel-column-width="13106*"/>
    </style:style>
    <style:style style:name="Table5.B" style:family="table-column">
      <style:table-column-properties style:column-width="0.365cm" style:rel-column-width="13107*"/>
    </style:style>
    <style:style style:name="Table5.E" style:family="table-column">
      <style:table-column-properties style:column-width="0.365cm" style:rel-column-width="13109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.824cm" table:align="margins"/>
    </style:style>
    <style:style style:name="Table6.A" style:family="table-column">
      <style:table-column-properties style:column-width="0.455cm" style:rel-column-width="16383*"/>
    </style:style>
    <style:style style:name="Table6.D" style:family="table-column">
      <style:table-column-properties style:column-width="0.457cm" style:rel-column-width="1638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.826cm" table:align="margins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E" style:family="table-column">
      <style:table-column-properties style:column-width="0.365cm" style:rel-column-width="13109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.826cm" table:align="margins"/>
    </style:style>
    <style:style style:name="Table8.A" style:family="table-column">
      <style:table-column-properties style:column-width="0.457cm" style:rel-column-width="16383*"/>
    </style:style>
    <style:style style:name="Table8.D" style:family="table-column">
      <style:table-column-properties style:column-width="0.457cm" style:rel-column-width="16386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829cm" table:align="margins"/>
    </style:style>
    <style:style style:name="Table9.A" style:family="table-column">
      <style:table-column-properties style:column-width="0.457cm" style:rel-column-width="16383*"/>
    </style:style>
    <style:style style:name="Table9.D" style:family="table-column">
      <style:table-column-properties style:column-width="0.457cm" style:rel-column-width="16386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.826cm" table:align="margins"/>
    </style:style>
    <style:style style:name="Table10.A" style:family="table-column">
      <style:table-column-properties style:column-width="0.457cm" style:rel-column-width="16383*"/>
    </style:style>
    <style:style style:name="Table10.D" style:family="table-column">
      <style:table-column-properties style:column-width="0.457cm" style:rel-column-width="16386*"/>
    </style:style>
    <style:style style:name="Table10.A1" style:family="table-cell">
      <style:table-cell-properties fo:padding="0.097cm" fo:border="none"/>
    </style:style>
    <style:style style:name="Table10.D1" style:family="table-cell">
      <style:table-cell-properties fo:background-color="#fff200" fo:padding="0.097cm" fo:border="none">
        <style:background-image/>
      </style:table-cell-properties>
    </style:style>
    <style:style style:name="Table11" style:family="table">
      <style:table-properties style:width="1.826cm" table:align="margins"/>
    </style:style>
    <style:style style:name="Table11.A" style:family="table-column">
      <style:table-column-properties style:column-width="0.457cm" style:rel-column-width="16383*"/>
    </style:style>
    <style:style style:name="Table11.D" style:family="table-column">
      <style:table-column-properties style:column-width="0.457cm" style:rel-column-width="16386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/>
    </style:style>
    <style:style style:name="Table12.A" style:family="table-column">
      <style:table-column-properties style:column-width="0.365cm" style:rel-column-width="13106*"/>
    </style:style>
    <style:style style:name="Table12.B" style:family="table-column">
      <style:table-column-properties style:column-width="0.365cm" style:rel-column-width="13107*"/>
    </style:style>
    <style:style style:name="Table12.E" style:family="table-column">
      <style:table-column-properties style:column-width="0.365cm" style:rel-column-width="13109*"/>
    </style:style>
    <style:style style:name="Table12.A1" style:family="table-cell">
      <style:table-cell-properties fo:background-color="#fff200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4cm" table:align="margins"/>
    </style:style>
    <style:style style:name="Table13.A" style:family="table-column">
      <style:table-column-properties style:column-width="0.455cm" style:rel-column-width="16383*"/>
    </style:style>
    <style:style style:name="Table13.D" style:family="table-column">
      <style:table-column-properties style:column-width="0.457cm" style:rel-column-width="16386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.826cm" table:align="margins"/>
    </style:style>
    <style:style style:name="Table14.A" style:family="table-column">
      <style:table-column-properties style:column-width="0.365cm" style:rel-column-width="13106*"/>
    </style:style>
    <style:style style:name="Table14.B" style:family="table-column">
      <style:table-column-properties style:column-width="0.365cm" style:rel-column-width="13107*"/>
    </style:style>
    <style:style style:name="Table14.E" style:family="table-column">
      <style:table-column-properties style:column-width="0.365cm" style:rel-column-width="13109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.826cm" table:align="margins"/>
    </style:style>
    <style:style style:name="Table15.A" style:family="table-column">
      <style:table-column-properties style:column-width="0.457cm" style:rel-column-width="16383*"/>
    </style:style>
    <style:style style:name="Table15.D" style:family="table-column">
      <style:table-column-properties style:column-width="0.457cm" style:rel-column-width="16386*"/>
    </style:style>
    <style:style style:name="Table15.A1" style:family="table-cell">
      <style:table-cell-properties fo:padding="0.097cm" fo:border="none"/>
    </style:style>
    <style:style style:name="Table18" style:family="table">
      <style:table-properties style:width="1.829cm" table:align="margins"/>
    </style:style>
    <style:style style:name="Table18.A" style:family="table-column">
      <style:table-column-properties style:column-width="0.457cm" style:rel-column-width="16383*"/>
    </style:style>
    <style:style style:name="Table18.D" style:family="table-column">
      <style:table-column-properties style:column-width="0.457cm" style:rel-column-width="16386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.826cm" table:align="margins"/>
    </style:style>
    <style:style style:name="Table24.A" style:family="table-column">
      <style:table-column-properties style:column-width="0.457cm" style:rel-column-width="16383*"/>
    </style:style>
    <style:style style:name="Table24.D" style:family="table-column">
      <style:table-column-properties style:column-width="0.457cm" style:rel-column-width="16386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e0efd4" fo:padding="0.097cm" fo:border="none">
        <style:background-image/>
      </style:table-cell-properties>
    </style:style>
    <style:style style:name="Table25" style:family="table">
      <style:table-properties style:width="1.826cm" table:align="margins"/>
    </style:style>
    <style:style style:name="Table25.A" style:family="table-column">
      <style:table-column-properties style:column-width="0.457cm" style:rel-column-width="16383*"/>
    </style:style>
    <style:style style:name="Table25.D" style:family="table-column">
      <style:table-column-properties style:column-width="0.457cm" style:rel-column-width="16386*"/>
    </style:style>
    <style:style style:name="Table25.A1" style:family="table-cell">
      <style:table-cell-properties fo:background-color="#e0efd4" fo:padding="0.097cm" fo:border="none">
        <style:background-image/>
      </style:table-cell-properties>
    </style:style>
    <style:style style:name="Table26" style:family="table">
      <style:table-properties style:width="1.826cm" table:align="margins"/>
    </style:style>
    <style:style style:name="Table26.A" style:family="table-column">
      <style:table-column-properties style:column-width="0.365cm" style:rel-column-width="13106*"/>
    </style:style>
    <style:style style:name="Table26.B" style:family="table-column">
      <style:table-column-properties style:column-width="0.365cm" style:rel-column-width="13107*"/>
    </style:style>
    <style:style style:name="Table26.E" style:family="table-column">
      <style:table-column-properties style:column-width="0.365cm" style:rel-column-width="13109*"/>
    </style:style>
    <style:style style:name="Table26.A1" style:family="table-cell">
      <style:table-cell-properties fo:background-color="#e0efd4" fo:padding="0.097cm" fo:border="none">
        <style:background-image/>
      </style:table-cell-properties>
    </style:style>
    <style:style style:name="Table26.B1" style:family="table-cell">
      <style:table-cell-properties fo:background-color="#fff2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824cm" table:align="margins"/>
    </style:style>
    <style:style style:name="Table27.A" style:family="table-column">
      <style:table-column-properties style:column-width="0.455cm" style:rel-column-width="16383*"/>
    </style:style>
    <style:style style:name="Table27.D" style:family="table-column">
      <style:table-column-properties style:column-width="0.457cm" style:rel-column-width="16386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826cm" table:align="margins"/>
    </style:style>
    <style:style style:name="Table28.A" style:family="table-column">
      <style:table-column-properties style:column-width="0.365cm" style:rel-column-width="13106*"/>
    </style:style>
    <style:style style:name="Table28.B" style:family="table-column">
      <style:table-column-properties style:column-width="0.365cm" style:rel-column-width="13107*"/>
    </style:style>
    <style:style style:name="Table28.E" style:family="table-column">
      <style:table-column-properties style:column-width="0.365cm" style:rel-column-width="13109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.826cm" table:align="margins"/>
    </style:style>
    <style:style style:name="Table29.A" style:family="table-column">
      <style:table-column-properties style:column-width="0.457cm" style:rel-column-width="16383*"/>
    </style:style>
    <style:style style:name="Table29.D" style:family="table-column">
      <style:table-column-properties style:column-width="0.457cm" style:rel-column-width="16386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829cm" table:align="margins"/>
    </style:style>
    <style:style style:name="Table30.A" style:family="table-column">
      <style:table-column-properties style:column-width="0.457cm" style:rel-column-width="16383*"/>
    </style:style>
    <style:style style:name="Table30.D" style:family="table-column">
      <style:table-column-properties style:column-width="0.457cm" style:rel-column-width="16386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.73cm" table:align="margins"/>
    </style:style>
    <style:style style:name="Table31.A" style:family="table-column">
      <style:table-column-properties style:column-width="0.432cm" style:rel-column-width="16383*"/>
    </style:style>
    <style:style style:name="Table31.D" style:family="table-column">
      <style:table-column-properties style:column-width="0.432cm" style:rel-column-width="16386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3cm" table:align="margins"/>
    </style:style>
    <style:style style:name="Table32.A" style:family="table-column">
      <style:table-column-properties style:column-width="0.432cm" style:rel-column-width="16383*"/>
    </style:style>
    <style:style style:name="Table32.D" style:family="table-column">
      <style:table-column-properties style:column-width="0.432cm" style:rel-column-width="16386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.73cm" table:align="margins"/>
    </style:style>
    <style:style style:name="Table33.A" style:family="table-column">
      <style:table-column-properties style:column-width="0.346cm" style:rel-column-width="13106*"/>
    </style:style>
    <style:style style:name="Table33.B" style:family="table-column">
      <style:table-column-properties style:column-width="0.346cm" style:rel-column-width="13107*"/>
    </style:style>
    <style:style style:name="Table33.E" style:family="table-column">
      <style:table-column-properties style:column-width="0.346cm" style:rel-column-width="13109*"/>
    </style:style>
    <style:style style:name="Table33.A1" style:family="table-cell">
      <style:table-cell-properties fo:padding="0.097cm" fo:border="none"/>
    </style:style>
    <style:style style:name="Table33.C1" style:family="table-cell">
      <style:table-cell-properties fo:background-color="#fff200" fo:padding="0.097cm" fo:border="none">
        <style:background-image/>
      </style:table-cell-properties>
    </style:style>
    <style:style style:name="Table34" style:family="table">
      <style:table-properties style:width="1.729cm" table:align="margins"/>
    </style:style>
    <style:style style:name="Table34.A" style:family="table-column">
      <style:table-column-properties style:column-width="0.432cm" style:rel-column-width="16383*"/>
    </style:style>
    <style:style style:name="Table34.D" style:family="table-column">
      <style:table-column-properties style:column-width="0.432cm" style:rel-column-width="16386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.73cm" table:align="margins"/>
    </style:style>
    <style:style style:name="Table35.A" style:family="table-column">
      <style:table-column-properties style:column-width="0.346cm" style:rel-column-width="13106*"/>
    </style:style>
    <style:style style:name="Table35.B" style:family="table-column">
      <style:table-column-properties style:column-width="0.346cm" style:rel-column-width="13107*"/>
    </style:style>
    <style:style style:name="Table35.E" style:family="table-column">
      <style:table-column-properties style:column-width="0.346cm" style:rel-column-width="13109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.73cm" table:align="margins"/>
    </style:style>
    <style:style style:name="Table36.A" style:family="table-column">
      <style:table-column-properties style:column-width="0.432cm" style:rel-column-width="16383*"/>
    </style:style>
    <style:style style:name="Table36.D" style:family="table-column">
      <style:table-column-properties style:column-width="0.432cm" style:rel-column-width="16386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.734cm" table:align="margins"/>
    </style:style>
    <style:style style:name="Table37.A" style:family="table-column">
      <style:table-column-properties style:column-width="0.434cm" style:rel-column-width="16383*"/>
    </style:style>
    <style:style style:name="Table37.D" style:family="table-column">
      <style:table-column-properties style:column-width="0.434cm" style:rel-column-width="16386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.73cm" table:align="margins"/>
    </style:style>
    <style:style style:name="Table38.A" style:family="table-column">
      <style:table-column-properties style:column-width="0.432cm" style:rel-column-width="16383*"/>
    </style:style>
    <style:style style:name="Table38.D" style:family="table-column">
      <style:table-column-properties style:column-width="0.432cm" style:rel-column-width="16386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.73cm" table:align="margins"/>
    </style:style>
    <style:style style:name="Table39.A" style:family="table-column">
      <style:table-column-properties style:column-width="0.432cm" style:rel-column-width="16383*"/>
    </style:style>
    <style:style style:name="Table39.D" style:family="table-column">
      <style:table-column-properties style:column-width="0.432cm" style:rel-column-width="16386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.73cm" table:align="margins"/>
    </style:style>
    <style:style style:name="Table40.A" style:family="table-column">
      <style:table-column-properties style:column-width="0.346cm" style:rel-column-width="13106*"/>
    </style:style>
    <style:style style:name="Table40.B" style:family="table-column">
      <style:table-column-properties style:column-width="0.346cm" style:rel-column-width="13107*"/>
    </style:style>
    <style:style style:name="Table40.E" style:family="table-column">
      <style:table-column-properties style:column-width="0.346cm" style:rel-column-width="13109*"/>
    </style:style>
    <style:style style:name="Table40.A1" style:family="table-cell">
      <style:table-cell-properties fo:padding="0.097cm" fo:border="none"/>
    </style:style>
    <style:style style:name="Table40.E1" style:family="table-cell">
      <style:table-cell-properties fo:background-color="#fff200" fo:padding="0.097cm" fo:border="none">
        <style:background-image/>
      </style:table-cell-properties>
    </style:style>
    <style:style style:name="Table41" style:family="table">
      <style:table-properties style:width="1.729cm" table:align="margins"/>
    </style:style>
    <style:style style:name="Table41.A" style:family="table-column">
      <style:table-column-properties style:column-width="0.432cm" style:rel-column-width="16383*"/>
    </style:style>
    <style:style style:name="Table41.D" style:family="table-column">
      <style:table-column-properties style:column-width="0.432cm" style:rel-column-width="16386*"/>
    </style:style>
    <style:style style:name="Table41.A1" style:family="table-cell">
      <style:table-cell-properties fo:background-color="#fff200" fo:padding="0.097cm" fo:border="none">
        <style:background-image/>
      </style:table-cell-properties>
    </style:style>
    <style:style style:name="Table42" style:family="table">
      <style:table-properties style:width="1.73cm" table:align="margins"/>
    </style:style>
    <style:style style:name="Table42.A" style:family="table-column">
      <style:table-column-properties style:column-width="0.346cm" style:rel-column-width="13106*"/>
    </style:style>
    <style:style style:name="Table42.B" style:family="table-column">
      <style:table-column-properties style:column-width="0.346cm" style:rel-column-width="13107*"/>
    </style:style>
    <style:style style:name="Table42.E" style:family="table-column">
      <style:table-column-properties style:column-width="0.346cm" style:rel-column-width="13109*"/>
    </style:style>
    <style:style style:name="Table42.A1" style:family="table-cell">
      <style:table-cell-properties fo:background-color="#fff200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C1" style:family="table-cell">
      <style:table-cell-properties fo:padding="0.097cm" fo:border="none"/>
    </style:style>
    <style:style style:name="Table42.D1" style:family="table-cell">
      <style:table-cell-properties fo:padding="0.097cm" fo:border="none"/>
    </style:style>
    <style:style style:name="Table42.E1" style:family="table-cell">
      <style:table-cell-properties fo:padding="0.097cm" fo:border="none"/>
    </style:style>
    <style:style style:name="Table43" style:family="table">
      <style:table-properties style:width="1.73cm" table:align="margins"/>
    </style:style>
    <style:style style:name="Table43.A" style:family="table-column">
      <style:table-column-properties style:column-width="0.432cm" style:rel-column-width="16383*"/>
    </style:style>
    <style:style style:name="Table43.D" style:family="table-column">
      <style:table-column-properties style:column-width="0.432cm" style:rel-column-width="16386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.734cm" table:align="margins"/>
    </style:style>
    <style:style style:name="Table44.A" style:family="table-column">
      <style:table-column-properties style:column-width="0.434cm" style:rel-column-width="16383*"/>
    </style:style>
    <style:style style:name="Table44.D" style:family="table-column">
      <style:table-column-properties style:column-width="0.434cm" style:rel-column-width="16386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.73cm" table:align="margins"/>
    </style:style>
    <style:style style:name="Table45.A" style:family="table-column">
      <style:table-column-properties style:column-width="0.432cm" style:rel-column-width="16383*"/>
    </style:style>
    <style:style style:name="Table45.D" style:family="table-column">
      <style:table-column-properties style:column-width="0.432cm" style:rel-column-width="16386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.73cm" table:align="margins"/>
    </style:style>
    <style:style style:name="Table46.A" style:family="table-column">
      <style:table-column-properties style:column-width="0.432cm" style:rel-column-width="16383*"/>
    </style:style>
    <style:style style:name="Table46.D" style:family="table-column">
      <style:table-column-properties style:column-width="0.432cm" style:rel-column-width="16386*"/>
    </style:style>
    <style:style style:name="Table46.A1" style:family="table-cell">
      <style:table-cell-properties fo:padding="0.097cm" fo:border="none"/>
    </style:style>
    <style:style style:name="Table47" style:family="table">
      <style:table-properties style:width="1.73cm" table:align="margins"/>
    </style:style>
    <style:style style:name="Table47.A" style:family="table-column">
      <style:table-column-properties style:column-width="0.346cm" style:rel-column-width="13106*"/>
    </style:style>
    <style:style style:name="Table47.B" style:family="table-column">
      <style:table-column-properties style:column-width="0.346cm" style:rel-column-width="13107*"/>
    </style:style>
    <style:style style:name="Table47.E" style:family="table-column">
      <style:table-column-properties style:column-width="0.346cm" style:rel-column-width="13109*"/>
    </style:style>
    <style:style style:name="Table47.A1" style:family="table-cell">
      <style:table-cell-properties fo:padding="0.097cm" fo:border="none"/>
    </style:style>
    <style:style style:name="Table47.C1" style:family="table-cell">
      <style:table-cell-properties fo:background-color="#e0efd4" fo:padding="0.097cm" fo:border="none">
        <style:background-image/>
      </style:table-cell-properties>
    </style:style>
    <style:style style:name="Table48" style:family="table">
      <style:table-properties style:width="1.729cm" table:align="margins"/>
    </style:style>
    <style:style style:name="Table48.A" style:family="table-column">
      <style:table-column-properties style:column-width="0.432cm" style:rel-column-width="16383*"/>
    </style:style>
    <style:style style:name="Table48.D" style:family="table-column">
      <style:table-column-properties style:column-width="0.432cm" style:rel-column-width="16386*"/>
    </style:style>
    <style:style style:name="Table48.A1" style:family="table-cell">
      <style:table-cell-properties fo:padding="0.097cm" fo:border="none"/>
    </style:style>
    <style:style style:name="Table49" style:family="table">
      <style:table-properties style:width="1.73cm" table:align="margins"/>
    </style:style>
    <style:style style:name="Table49.A" style:family="table-column">
      <style:table-column-properties style:column-width="0.346cm" style:rel-column-width="13106*"/>
    </style:style>
    <style:style style:name="Table49.B" style:family="table-column">
      <style:table-column-properties style:column-width="0.346cm" style:rel-column-width="13107*"/>
    </style:style>
    <style:style style:name="Table49.E" style:family="table-column">
      <style:table-column-properties style:column-width="0.346cm" style:rel-column-width="13109*"/>
    </style:style>
    <style:style style:name="Table49.A1" style:family="table-cell">
      <style:table-cell-properties fo:background-color="#e0efd4" fo:padding="0.097cm" fo:border="none">
        <style:background-image/>
      </style:table-cell-properties>
    </style:style>
    <style:style style:name="Table49.B1" style:family="table-cell">
      <style:table-cell-properties fo:background-color="#fff200" fo:padding="0.097cm" fo:border="none">
        <style:background-image/>
      </style:table-cell-properties>
    </style:style>
    <style:style style:name="Table49.D1" style:family="table-cell">
      <style:table-cell-properties fo:padding="0.097cm" fo:border="none"/>
    </style:style>
    <style:style style:name="Table49.E1" style:family="table-cell">
      <style:table-cell-properties fo:padding="0.097cm" fo:border="none"/>
    </style:style>
    <style:style style:name="Table50" style:family="table">
      <style:table-properties style:width="1.73cm" table:align="margins"/>
    </style:style>
    <style:style style:name="Table50.A" style:family="table-column">
      <style:table-column-properties style:column-width="0.432cm" style:rel-column-width="16383*"/>
    </style:style>
    <style:style style:name="Table50.D" style:family="table-column">
      <style:table-column-properties style:column-width="0.432cm" style:rel-column-width="16386*"/>
    </style:style>
    <style:style style:name="Table50.A1" style:family="table-cell">
      <style:table-cell-properties fo:padding="0.097cm" fo:border="none"/>
    </style:style>
    <style:style style:name="Table51" style:family="table">
      <style:table-properties style:width="1.734cm" table:align="margins"/>
    </style:style>
    <style:style style:name="Table51.A" style:family="table-column">
      <style:table-column-properties style:column-width="0.434cm" style:rel-column-width="16383*"/>
    </style:style>
    <style:style style:name="Table51.D" style:family="table-column">
      <style:table-column-properties style:column-width="0.434cm" style:rel-column-width="16386*"/>
    </style:style>
    <style:style style:name="Table51.A1" style:family="table-cell">
      <style:table-cell-properties fo:padding="0.097cm" fo:border="none"/>
    </style:style>
    <style:style style:name="Table52" style:family="table">
      <style:table-properties style:width="1.73cm" table:align="margins"/>
    </style:style>
    <style:style style:name="Table52.A" style:family="table-column">
      <style:table-column-properties style:column-width="0.432cm" style:rel-column-width="16383*"/>
    </style:style>
    <style:style style:name="Table52.D" style:family="table-column">
      <style:table-column-properties style:column-width="0.432cm" style:rel-column-width="16386*"/>
    </style:style>
    <style:style style:name="Table52.A1" style:family="table-cell">
      <style:table-cell-properties fo:padding="0.097cm" fo:border="none"/>
    </style:style>
    <style:style style:name="Table53" style:family="table">
      <style:table-properties style:width="1.73cm" table:align="margins"/>
    </style:style>
    <style:style style:name="Table53.A" style:family="table-column">
      <style:table-column-properties style:column-width="0.432cm" style:rel-column-width="16383*"/>
    </style:style>
    <style:style style:name="Table53.D" style:family="table-column">
      <style:table-column-properties style:column-width="0.432cm" style:rel-column-width="16386*"/>
    </style:style>
    <style:style style:name="Table53.A1" style:family="table-cell">
      <style:table-cell-properties fo:padding="0.097cm" fo:border="none"/>
    </style:style>
    <style:style style:name="Table54" style:family="table">
      <style:table-properties style:width="1.73cm" table:align="margins"/>
    </style:style>
    <style:style style:name="Table54.A" style:family="table-column">
      <style:table-column-properties style:column-width="0.346cm" style:rel-column-width="13106*"/>
    </style:style>
    <style:style style:name="Table54.B" style:family="table-column">
      <style:table-column-properties style:column-width="0.346cm" style:rel-column-width="13107*"/>
    </style:style>
    <style:style style:name="Table54.E" style:family="table-column">
      <style:table-column-properties style:column-width="0.346cm" style:rel-column-width="13109*"/>
    </style:style>
    <style:style style:name="Table54.A1" style:family="table-cell">
      <style:table-cell-properties fo:padding="0.097cm" fo:border="none"/>
    </style:style>
    <style:style style:name="Table55" style:family="table">
      <style:table-properties style:width="1.729cm" table:align="margins"/>
    </style:style>
    <style:style style:name="Table55.A" style:family="table-column">
      <style:table-column-properties style:column-width="0.432cm" style:rel-column-width="16383*"/>
    </style:style>
    <style:style style:name="Table55.D" style:family="table-column">
      <style:table-column-properties style:column-width="0.432cm" style:rel-column-width="16386*"/>
    </style:style>
    <style:style style:name="Table55.A1" style:family="table-cell">
      <style:table-cell-properties fo:padding="0.097cm" fo:border="none"/>
    </style:style>
    <style:style style:name="Table56" style:family="table">
      <style:table-properties style:width="1.73cm" table:align="margins"/>
    </style:style>
    <style:style style:name="Table56.A" style:family="table-column">
      <style:table-column-properties style:column-width="0.346cm" style:rel-column-width="13106*"/>
    </style:style>
    <style:style style:name="Table56.B" style:family="table-column">
      <style:table-column-properties style:column-width="0.346cm" style:rel-column-width="13107*"/>
    </style:style>
    <style:style style:name="Table56.E" style:family="table-column">
      <style:table-column-properties style:column-width="0.346cm" style:rel-column-width="13109*"/>
    </style:style>
    <style:style style:name="Table56.A1" style:family="table-cell">
      <style:table-cell-properties fo:padding="0.097cm" fo:border="none"/>
    </style:style>
    <style:style style:name="Table56.D1" style:family="table-cell">
      <style:table-cell-properties fo:background-color="#fff200" fo:padding="0.097cm" fo:border="none">
        <style:background-image/>
      </style:table-cell-properties>
    </style:style>
    <style:style style:name="Table57" style:family="table">
      <style:table-properties style:width="1.73cm" table:align="margins"/>
    </style:style>
    <style:style style:name="Table57.A" style:family="table-column">
      <style:table-column-properties style:column-width="0.432cm" style:rel-column-width="16383*"/>
    </style:style>
    <style:style style:name="Table57.D" style:family="table-column">
      <style:table-column-properties style:column-width="0.432cm" style:rel-column-width="16386*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.734cm" table:align="margins"/>
    </style:style>
    <style:style style:name="Table58.A" style:family="table-column">
      <style:table-column-properties style:column-width="0.434cm" style:rel-column-width="16383*"/>
    </style:style>
    <style:style style:name="Table58.D" style:family="table-column">
      <style:table-column-properties style:column-width="0.434cm" style:rel-column-width="16386*"/>
    </style:style>
    <style:style style:name="Table58.A1" style:family="table-cell">
      <style:table-cell-properties fo:padding="0.097cm" fo:border="none"/>
    </style:style>
    <style:style style:name="Table60" style:family="table">
      <style:table-properties style:width="1.73cm" table:align="margins"/>
    </style:style>
    <style:style style:name="Table60.A" style:family="table-column">
      <style:table-column-properties style:column-width="0.432cm" style:rel-column-width="16383*"/>
    </style:style>
    <style:style style:name="Table60.D" style:family="table-column">
      <style:table-column-properties style:column-width="0.432cm" style:rel-column-width="16386*"/>
    </style:style>
    <style:style style:name="Table60.A1" style:family="table-cell">
      <style:table-cell-properties fo:padding="0.097cm" fo:border="none"/>
    </style:style>
    <style:style style:name="Table60.B1" style:family="table-cell">
      <style:table-cell-properties fo:background-color="#e0efd4" fo:padding="0.097cm" fo:border="none">
        <style:background-image/>
      </style:table-cell-properties>
    </style:style>
    <style:style style:name="Table61" style:family="table">
      <style:table-properties style:width="1.73cm" table:align="margins"/>
    </style:style>
    <style:style style:name="Table61.A" style:family="table-column">
      <style:table-column-properties style:column-width="0.432cm" style:rel-column-width="16383*"/>
    </style:style>
    <style:style style:name="Table61.D" style:family="table-column">
      <style:table-column-properties style:column-width="0.432cm" style:rel-column-width="16386*"/>
    </style:style>
    <style:style style:name="Table61.A1" style:family="table-cell">
      <style:table-cell-properties fo:background-color="#e0efd4" fo:padding="0.097cm" fo:border="none">
        <style:background-image/>
      </style:table-cell-properties>
    </style:style>
    <style:style style:name="Table62" style:family="table">
      <style:table-properties style:width="1.73cm" table:align="margins"/>
    </style:style>
    <style:style style:name="Table62.A" style:family="table-column">
      <style:table-column-properties style:column-width="0.346cm" style:rel-column-width="13093*"/>
    </style:style>
    <style:style style:name="Table62.E" style:family="table-column">
      <style:table-column-properties style:column-width="0.347cm" style:rel-column-width="13163*"/>
    </style:style>
    <style:style style:name="Table62.A1" style:family="table-cell">
      <style:table-cell-properties fo:background-color="#e0efd4" fo:padding="0.097cm" fo:border="none">
        <style:background-image/>
      </style:table-cell-properties>
    </style:style>
    <style:style style:name="Table62.B1" style:family="table-cell">
      <style:table-cell-properties fo:background-color="#fff200" fo:padding="0.097cm" fo:border="none">
        <style:background-image/>
      </style:table-cell-properties>
    </style:style>
    <style:style style:name="Table63" style:family="table">
      <style:table-properties style:width="1.729cm" table:align="margins"/>
    </style:style>
    <style:style style:name="Table63.A" style:family="table-column">
      <style:table-column-properties style:column-width="0.432cm" style:rel-column-width="16383*"/>
    </style:style>
    <style:style style:name="Table63.D" style:family="table-column">
      <style:table-column-properties style:column-width="0.432cm" style:rel-column-width="16386*"/>
    </style:style>
    <style:style style:name="Table63.A1" style:family="table-cell">
      <style:table-cell-properties fo:background-color="#e0efd4" fo:padding="0.097cm" fo:border="none">
        <style:background-image/>
      </style:table-cell-properties>
    </style:style>
    <style:style style:name="Table64" style:family="table">
      <style:table-properties style:width="1.73cm" table:align="margins"/>
    </style:style>
    <style:style style:name="Table64.A" style:family="table-column">
      <style:table-column-properties style:column-width="0.346cm" style:rel-column-width="13106*"/>
    </style:style>
    <style:style style:name="Table64.B" style:family="table-column">
      <style:table-column-properties style:column-width="0.346cm" style:rel-column-width="13107*"/>
    </style:style>
    <style:style style:name="Table64.E" style:family="table-column">
      <style:table-column-properties style:column-width="0.346cm" style:rel-column-width="13109*"/>
    </style:style>
    <style:style style:name="Table64.A1" style:family="table-cell">
      <style:table-cell-properties fo:background-color="#e0efd4" fo:padding="0.097cm" fo:border="none">
        <style:background-image/>
      </style:table-cell-properties>
    </style:style>
    <style:style style:name="Table64.E1" style:family="table-cell">
      <style:table-cell-properties fo:background-color="#fff200" fo:padding="0.097cm" fo:border="none">
        <style:background-image/>
      </style:table-cell-properties>
    </style:style>
    <style:style style:name="Table65" style:family="table">
      <style:table-properties style:width="1.73cm" table:align="margins"/>
    </style:style>
    <style:style style:name="Table65.A" style:family="table-column">
      <style:table-column-properties style:column-width="0.432cm" style:rel-column-width="16383*"/>
    </style:style>
    <style:style style:name="Table65.D" style:family="table-column">
      <style:table-column-properties style:column-width="0.432cm" style:rel-column-width="16386*"/>
    </style:style>
    <style:style style:name="Table65.A1" style:family="table-cell">
      <style:table-cell-properties fo:background-color="#e0efd4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C1" style:family="table-cell">
      <style:table-cell-properties fo:padding="0.097cm" fo:border="none"/>
    </style:style>
    <style:style style:name="Table65.D1" style:family="table-cell">
      <style:table-cell-properties fo:padding="0.097cm" fo:border="none"/>
    </style:style>
    <style:style style:name="Table66" style:family="table">
      <style:table-properties style:width="1.734cm" table:align="margins"/>
    </style:style>
    <style:style style:name="Table66.A" style:family="table-column">
      <style:table-column-properties style:column-width="0.434cm" style:rel-column-width="16383*"/>
    </style:style>
    <style:style style:name="Table66.D" style:family="table-column">
      <style:table-column-properties style:column-width="0.434cm" style:rel-column-width="16386*"/>
    </style:style>
    <style:style style:name="Table66.A1" style:family="table-cell">
      <style:table-cell-properties fo:padding="0.097cm" fo:border="none"/>
    </style:style>
    <style:style style:name="Table67" style:family="table">
      <style:table-properties style:width="1.73cm" table:align="margins"/>
    </style:style>
    <style:style style:name="Table67.A" style:family="table-column">
      <style:table-column-properties style:column-width="0.432cm" style:rel-column-width="16383*"/>
    </style:style>
    <style:style style:name="Table67.D" style:family="table-column">
      <style:table-column-properties style:column-width="0.432cm" style:rel-column-width="16386*"/>
    </style:style>
    <style:style style:name="Table67.A1" style:family="table-cell">
      <style:table-cell-properties fo:padding="0.097cm" fo:border="none"/>
    </style:style>
    <style:style style:name="Table68" style:family="table">
      <style:table-properties style:width="1.73cm" table:align="margins"/>
    </style:style>
    <style:style style:name="Table68.A" style:family="table-column">
      <style:table-column-properties style:column-width="0.432cm" style:rel-column-width="16383*"/>
    </style:style>
    <style:style style:name="Table68.D" style:family="table-column">
      <style:table-column-properties style:column-width="0.432cm" style:rel-column-width="16386*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.73cm" table:align="margins"/>
    </style:style>
    <style:style style:name="Table69.A" style:family="table-column">
      <style:table-column-properties style:column-width="0.346cm" style:rel-column-width="13106*"/>
    </style:style>
    <style:style style:name="Table69.B" style:family="table-column">
      <style:table-column-properties style:column-width="0.346cm" style:rel-column-width="13107*"/>
    </style:style>
    <style:style style:name="Table69.E" style:family="table-column">
      <style:table-column-properties style:column-width="0.346cm" style:rel-column-width="13109*"/>
    </style:style>
    <style:style style:name="Table69.A1" style:family="table-cell">
      <style:table-cell-properties fo:background-color="#e0efd4" fo:padding="0.097cm" fo:border="none">
        <style:background-image/>
      </style:table-cell-properties>
    </style:style>
    <style:style style:name="Table69.D1" style:family="table-cell">
      <style:table-cell-properties fo:padding="0.097cm" fo:border="none"/>
    </style:style>
    <style:style style:name="Table69.E1" style:family="table-cell">
      <style:table-cell-properties fo:padding="0.097cm" fo:border="none"/>
    </style:style>
    <style:style style:name="Table70" style:family="table">
      <style:table-properties style:width="1.729cm" table:align="margins"/>
    </style:style>
    <style:style style:name="Table70.A" style:family="table-column">
      <style:table-column-properties style:column-width="0.432cm" style:rel-column-width="16383*"/>
    </style:style>
    <style:style style:name="Table70.D" style:family="table-column">
      <style:table-column-properties style:column-width="0.432cm" style:rel-column-width="16386*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.73cm" table:align="margins"/>
    </style:style>
    <style:style style:name="Table71.A" style:family="table-column">
      <style:table-column-properties style:column-width="0.346cm" style:rel-column-width="13106*"/>
    </style:style>
    <style:style style:name="Table71.B" style:family="table-column">
      <style:table-column-properties style:column-width="0.346cm" style:rel-column-width="13107*"/>
    </style:style>
    <style:style style:name="Table71.E" style:family="table-column">
      <style:table-column-properties style:column-width="0.346cm" style:rel-column-width="13109*"/>
    </style:style>
    <style:style style:name="Table71.A1" style:family="table-cell">
      <style:table-cell-properties fo:padding="0.097cm" fo:border="none"/>
    </style:style>
    <style:style style:name="Table71.D1" style:family="table-cell">
      <style:table-cell-properties fo:background-color="#e0efd4" fo:padding="0.097cm" fo:border="none">
        <style:background-image/>
      </style:table-cell-properties>
    </style:style>
    <style:style style:name="Table72" style:family="table">
      <style:table-properties style:width="1.73cm" table:align="margins"/>
    </style:style>
    <style:style style:name="Table72.A" style:family="table-column">
      <style:table-column-properties style:column-width="0.432cm" style:rel-column-width="16383*"/>
    </style:style>
    <style:style style:name="Table72.D" style:family="table-column">
      <style:table-column-properties style:column-width="0.432cm" style:rel-column-width="16386*"/>
    </style:style>
    <style:style style:name="Table72.A1" style:family="table-cell">
      <style:table-cell-properties fo:background-color="#fff200" fo:padding="0.097cm" fo:border="none">
        <style:background-image/>
      </style:table-cell-properties>
    </style:style>
    <style:style style:name="Table73" style:family="table">
      <style:table-properties style:width="1.734cm" table:align="margins"/>
    </style:style>
    <style:style style:name="Table73.A" style:family="table-column">
      <style:table-column-properties style:column-width="0.434cm" style:rel-column-width="16383*"/>
    </style:style>
    <style:style style:name="Table73.D" style:family="table-column">
      <style:table-column-properties style:column-width="0.434cm" style:rel-column-width="16386*"/>
    </style:style>
    <style:style style:name="Table73.A1" style:family="table-cell">
      <style:table-cell-properties fo:background-color="#e0efd4" fo:padding="0.097cm" fo:border="none">
        <style:background-image/>
      </style:table-cell-properties>
    </style:style>
    <style:style style:name="Table73.C1" style:family="table-cell">
      <style:table-cell-properties fo:padding="0.097cm" fo:border="none"/>
    </style:style>
    <style:style style:name="Table73.D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34ab12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3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0pt" officeooo:rsid="00522a96" officeooo:paragraph-rsid="00522a96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6765f" officeooo:paragraph-rsid="005edba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edba3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95447" officeooo:paragraph-rsid="00595447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3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Open Sans" fo:font-size="6.5pt" officeooo:rsid="0064aeb6" officeooo:paragraph-rsid="0064aeb6" style:font-size-asian="6.5pt" style:font-size-complex="6.5pt"/>
    </style:style>
    <style:style style:name="P35" style:family="paragraph" style:parent-style-name="Table_20_Contents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style:font-name="Open Sans" fo:font-size="9pt" style:font-size-asian="9pt" style:font-size-complex="9pt"/>
    </style:style>
    <style:style style:name="P37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47" style:family="paragraph" style:parent-style-name="Standard">
      <style:text-properties officeooo:paragraph-rsid="00173ad7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6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7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8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60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6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65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officeooo:paragraph-rsid="0067b493"/>
    </style:style>
    <style:style style:name="P67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6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7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7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73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74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75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76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7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7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7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8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8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8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8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8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8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8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87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aceb61" style:font-size-asian="11pt" style:font-style-asian="italic" style:font-weight-asian="bold" style:font-size-complex="11pt" style:font-style-complex="italic" style:font-weight-complex="bold"/>
    </style:style>
    <style:style style:name="P89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90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91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92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93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94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95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9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9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9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08971" officeooo:paragraph-rsid="00808971" style:font-size-asian="10pt" style:font-size-complex="10pt"/>
    </style:style>
    <style:style style:name="P10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101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102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103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104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10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106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10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808971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a0f198" officeooo:paragraph-rsid="00a0f198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fo:font-style="normal" fo:font-weight="normal" officeooo:rsid="00aceb61" officeooo:paragraph-rsid="00aceb61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text-align="end" style:justify-single-word="false"/>
      <style:text-properties style:font-name="Open Sans" fo:font-size="10pt" officeooo:paragraph-rsid="00173ad7" style:font-size-asian="10pt" style:font-size-complex="10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fo:font-style="italic" fo:font-weight="bold" officeooo:rsid="00a37b34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officeooo:rsid="00a77e85" style:font-style-asian="italic" style:font-weight-asian="normal" style:font-style-complex="italic" style:font-weight-complex="normal"/>
    </style:style>
    <style:style style:name="T18" style:family="text">
      <style:text-properties officeooo:rsid="00fe6b51"/>
    </style:style>
    <style:style style:name="T19" style:family="text">
      <style:text-properties officeooo:rsid="00a6414a"/>
    </style:style>
    <style:style style:name="T20" style:family="text">
      <style:text-properties officeooo:rsid="007358ac"/>
    </style:style>
    <style:style style:name="T21" style:family="text">
      <style:text-properties officeooo:rsid="008a03c4"/>
    </style:style>
    <style:style style:name="T22" style:family="text">
      <style:text-properties officeooo:rsid="008fd8d6"/>
    </style:style>
    <style:style style:name="T23" style:family="text">
      <style:text-properties officeooo:rsid="0088547b"/>
    </style:style>
    <style:style style:name="T24" style:family="text">
      <style:text-properties style:font-name="Open Sans" fo:font-size="10pt" officeooo:rsid="00af93be" style:font-size-asian="10pt" style:font-size-complex="10pt"/>
    </style:style>
    <style:style style:name="T25" style:family="text">
      <style:text-properties style:font-name="Open Sans" fo:font-size="10pt" officeooo:rsid="00c8be19" style:font-size-asian="10pt" style:font-size-complex="10pt"/>
    </style:style>
    <style:style style:name="T26" style:family="text">
      <style:text-properties style:font-name="Open Sans" fo:font-size="10pt" officeooo:rsid="00417fa7" style:font-size-asian="10pt" style:font-size-complex="10pt"/>
    </style:style>
    <style:style style:name="T27" style:family="text">
      <style:text-properties style:font-name="Open Sans" fo:font-size="10pt" officeooo:rsid="00b74551" style:font-size-asian="10pt" style:font-size-complex="10pt"/>
    </style:style>
    <style:style style:name="T28" style:family="text">
      <style:text-properties style:font-name="Open Sans" fo:font-size="10pt" officeooo:rsid="00426872" style:font-size-asian="10pt" style:font-size-complex="10pt"/>
    </style:style>
    <style:style style:name="T29" style:family="text">
      <style:text-properties style:font-name="Open Sans" fo:font-size="10pt" officeooo:rsid="00f5e8e3" style:font-size-asian="10pt" style:font-size-complex="10pt"/>
    </style:style>
    <style:style style:name="T30" style:family="text">
      <style:text-properties style:font-name="Open Sans" fo:font-size="10pt" officeooo:rsid="00f637d3" style:font-size-asian="10pt" style:font-size-complex="10pt"/>
    </style:style>
    <style:style style:name="T31" style:family="text">
      <style:text-properties style:font-name="Open Sans" fo:font-size="10pt" officeooo:rsid="0046bc9b" style:font-size-asian="10pt" style:font-size-complex="10pt"/>
    </style:style>
    <style:style style:name="T32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3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4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5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6" style:family="text">
      <style:text-properties style:font-name="Open Sans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Open Sans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Open Sans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40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41" style:family="text">
      <style:text-properties style:font-name="Open Sans" fo:font-size="10pt" fo:font-style="normal" fo:font-weight="bold" officeooo:rsid="009ceb89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43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44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45" style:family="text">
      <style:text-properties officeooo:rsid="009f1e19"/>
    </style:style>
    <style:style style:name="T46" style:family="text">
      <style:text-properties officeooo:rsid="0040ced8"/>
    </style:style>
    <style:style style:name="T47" style:family="text">
      <style:text-properties fo:font-style="normal" fo:font-weight="normal" style:font-style-asian="normal" style:font-weight-asian="normal"/>
    </style:style>
    <style:style style:name="T48" style:family="text">
      <style:text-properties fo:font-style="normal" fo:font-weight="normal" officeooo:rsid="00ab7332" style:font-style-asian="normal" style:font-weight-asian="normal"/>
    </style:style>
    <style:style style:name="T49" style:family="text">
      <style:text-properties fo:font-style="normal" fo:font-weight="normal" officeooo:rsid="00acf2d3" style:font-style-asian="normal" style:font-weight-asian="normal"/>
    </style:style>
    <style:style style:name="T50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51" style:family="text">
      <style:text-properties officeooo:rsid="00fb0291"/>
    </style:style>
    <style:style style:name="T52" style:family="text">
      <style:text-properties officeooo:rsid="00fdaff7"/>
    </style:style>
    <style:style style:name="T53" style:family="text">
      <style:text-properties style:text-position="super 58%"/>
    </style:style>
    <style:style style:name="T54" style:family="text">
      <style:text-properties style:text-position="super 58%" fo:font-style="italic" officeooo:rsid="00ff862f" style:font-style-asian="italic" style:font-style-complex="italic"/>
    </style:style>
    <style:style style:name="T55" style:family="text">
      <style:text-properties style:text-position="super 58%" fo:font-style="italic" officeooo:rsid="00a6414a" style:font-style-asian="italic" style:font-style-complex="italic"/>
    </style:style>
    <style:style style:name="T56" style:family="text">
      <style:text-properties style:text-position="super 58%" fo:font-style="italic" officeooo:rsid="01098af4" style:font-style-asian="italic" style:font-style-complex="italic"/>
    </style:style>
    <style:style style:name="T57" style:family="text">
      <style:text-properties style:text-position="super 58%" fo:font-style="italic" officeooo:rsid="01011410" style:font-style-asian="italic" style:font-style-complex="italic"/>
    </style:style>
    <style:style style:name="T58" style:family="text">
      <style:text-properties style:text-position="super 58%" fo:font-style="italic" officeooo:rsid="0103ae21" style:font-style-asian="italic" style:font-style-complex="italic"/>
    </style:style>
    <style:style style:name="T59" style:family="text">
      <style:text-properties style:text-position="super 58%" fo:font-style="italic" officeooo:rsid="0104303e" style:font-style-asian="italic" style:font-style-complex="italic"/>
    </style:style>
    <style:style style:name="T60" style:family="text">
      <style:text-properties style:text-position="super 58%" fo:font-style="italic" officeooo:rsid="0092490f" style:font-style-asian="italic" style:font-style-complex="italic"/>
    </style:style>
    <style:style style:name="T61" style:family="text">
      <style:text-properties style:text-position="super 58%" fo:font-style="italic" officeooo:rsid="0105d615" style:font-style-asian="italic" style:font-style-complex="italic"/>
    </style:style>
    <style:style style:name="T62" style:family="text">
      <style:text-properties style:text-position="super 58%" fo:font-style="italic" officeooo:rsid="0023ba3a" style:font-style-asian="italic" style:font-style-complex="italic"/>
    </style:style>
    <style:style style:name="T63" style:family="text">
      <style:text-properties style:text-position="super 58%" fo:font-style="italic" officeooo:rsid="00701fde" style:font-style-asian="italic" style:font-style-complex="italic"/>
    </style:style>
    <style:style style:name="T64" style:family="text">
      <style:text-properties style:text-position="super 58%" officeooo:rsid="002a53e9"/>
    </style:style>
    <style:style style:name="T65" style:family="text">
      <style:text-properties style:text-position="super 58%" officeooo:rsid="0030676e"/>
    </style:style>
    <style:style style:name="T66" style:family="text">
      <style:text-properties style:text-position="super 58%" officeooo:rsid="0031c240"/>
    </style:style>
    <style:style style:name="T67" style:family="text">
      <style:text-properties style:text-position="super 58%" officeooo:rsid="002ca10b"/>
    </style:style>
    <style:style style:name="T68" style:family="text">
      <style:text-properties officeooo:rsid="00f0025c"/>
    </style:style>
    <style:style style:name="T69" style:family="text">
      <style:text-properties officeooo:rsid="0028a691"/>
    </style:style>
    <style:style style:name="T70" style:family="text">
      <style:text-properties officeooo:rsid="002ad82a"/>
    </style:style>
    <style:style style:name="T71" style:family="text">
      <style:text-properties officeooo:rsid="002ca10b"/>
    </style:style>
    <style:style style:name="T72" style:family="text">
      <style:text-properties officeooo:rsid="00334786"/>
    </style:style>
    <style:style style:name="T73" style:family="text">
      <style:text-properties officeooo:rsid="0040a0ff"/>
    </style:style>
    <style:style style:name="T74" style:family="text">
      <style:text-properties officeooo:rsid="00417fa7"/>
    </style:style>
    <style:style style:name="T75" style:family="text">
      <style:text-properties fo:language="en" fo:country="US"/>
    </style:style>
    <style:style style:name="T76" style:family="text">
      <style:text-properties officeooo:rsid="004f169f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6e6885" style:font-weight-asian="bold" style:font-weight-complex="bold"/>
    </style:style>
    <style:style style:name="T79" style:family="text">
      <style:text-properties fo:font-weight="bold" officeooo:rsid="0062bdb1" style:font-weight-asian="bold" style:font-weight-complex="bold"/>
    </style:style>
    <style:style style:name="T80" style:family="text">
      <style:text-properties fo:font-weight="bold" officeooo:rsid="0065d38f" style:font-weight-asian="bold" style:font-weight-complex="bold"/>
    </style:style>
    <style:style style:name="T81" style:family="text">
      <style:text-properties fo:font-weight="bold" officeooo:rsid="005287d6" style:font-weight-asian="bold" style:font-weight-complex="bold"/>
    </style:style>
    <style:style style:name="T82" style:family="text">
      <style:text-properties fo:font-weight="bold" officeooo:rsid="0093bc6c" style:font-weight-asian="bold" style:font-weight-complex="bold"/>
    </style:style>
    <style:style style:name="T83" style:family="text">
      <style:text-properties fo:font-weight="bold" officeooo:rsid="007385e8" style:font-weight-asian="bold" style:font-weight-complex="bold"/>
    </style:style>
    <style:style style:name="T84" style:family="text">
      <style:text-properties officeooo:rsid="0062bdb1"/>
    </style:style>
    <style:style style:name="T85" style:family="text">
      <style:text-properties officeooo:rsid="0065d38f"/>
    </style:style>
    <style:style style:name="T86" style:family="text">
      <style:text-properties officeooo:rsid="006e6885"/>
    </style:style>
    <style:style style:name="T87" style:family="text">
      <style:text-properties officeooo:rsid="006abcd1"/>
    </style:style>
    <style:style style:name="T88" style:family="text">
      <style:text-properties officeooo:rsid="006ca5c1"/>
    </style:style>
    <style:style style:name="T89" style:family="text">
      <style:text-properties officeooo:rsid="005afaf2"/>
    </style:style>
    <style:style style:name="T90" style:family="text">
      <style:text-properties officeooo:rsid="005bb219"/>
    </style:style>
    <style:style style:name="T91" style:family="text">
      <style:text-properties officeooo:rsid="005e6d75"/>
    </style:style>
    <style:style style:name="T92" style:family="text">
      <style:text-properties officeooo:rsid="006bdf99"/>
    </style:style>
    <style:style style:name="T93" style:family="text">
      <style:text-properties officeooo:rsid="007385e8"/>
    </style:style>
    <style:style style:name="T94" style:family="text">
      <style:text-properties officeooo:rsid="00752bb1"/>
    </style:style>
    <style:style style:name="T95" style:family="text">
      <style:text-properties officeooo:rsid="0093bc6c"/>
    </style:style>
    <style:style style:name="T96" style:family="text">
      <style:text-properties fo:font-weight="normal" officeooo:rsid="0093bc6c" style:font-weight-asian="normal" style:font-weight-complex="normal"/>
    </style:style>
    <style:style style:name="T97" style:family="text">
      <style:text-properties officeooo:rsid="00a37b34"/>
    </style:style>
    <style:style style:name="T98" style:family="text">
      <style:text-properties officeooo:rsid="00a6429b"/>
    </style:style>
    <style:style style:name="T99" style:family="text">
      <style:text-properties officeooo:rsid="00aceb61"/>
    </style:style>
    <style:style style:name="T100" style:family="text">
      <style:text-properties officeooo:rsid="00ae26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8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48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9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</table:table-row>
        <table:table-row>
          <table:table-cell table:style-name="Table1.A10" table:number-columns-spanned="2" office:value-type="string">
            <text:p text:style-name="P17">Título del TFG:</text:p>
          </table:table-cell>
          <table:covered-table-cell/>
          <table:table-cell table:style-name="Table1.C10" table:number-columns-spanned="8" office:value-type="string">
            <text:p text:style-name="P37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8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9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50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51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20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2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3">USB, <text:span text:style-name="T8">bus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2"/>
          </table:table-cell>
          <table:table-cell table:style-name="Table1.E18" office:value-type="string">
            <text:p text:style-name="P12"/>
          </table:table-cell>
          <table:table-cell table:style-name="Table1.F18" office:value-type="string">
            <text:p text:style-name="P12"/>
          </table:table-cell>
          <table:table-cell table:style-name="Table1.G18" office:value-type="string">
            <text:p text:style-name="P12"/>
          </table:table-cell>
          <table:table-cell table:style-name="Table1.H18" office:value-type="string">
            <text:p text:style-name="P12"/>
          </table:table-cell>
          <table:table-cell table:style-name="Table1.I18" office:value-type="string">
            <text:p text:style-name="P12"/>
          </table:table-cell>
          <table:table-cell table:style-name="Table1.J18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20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65"/>
            <text:p text:style-name="P43"><text:span text:style-name="T18">Antecedentes</text:span>:</text:p>
            <text:p text:style-name="P42"/>
            <text:p text:style-name="P57">Desde el momento de su lanzamiento en la última década del siglo pasado, el bus de comunicación USB <text:span text:style-name="T12">(Universal Serial Bus) </text:span>se ha <text:span text:style-name="T73">ido proclamando</text:span> como el bus comercial más conocido y usado.</text:p>
            <text:p text:style-name="P52"/>
            <text:p text:style-name="P53">Una de las gran ventajas que trae consigo la implementación de este bus, a parte de la sencillez <text:span text:style-name="T74">general de uso</text:span>, es la gran versatilidad que puede proporcionar, por eso, no es de extrañar <text:span text:style-name="T74">que hayan surgido una considerable cantidad de aplicaciones , tales como:</text:span></text:p>
            <text:list xml:id="list1372186839" text:style-name="L1">
              <text:list-item>
                <text:p text:style-name="P90"><text:span text:style-name="T26">D</text:span><text:span text:style-name="T27">ispositivos de interfaz humana (ratones, teclados, etc..).</text:span></text:p>
              </text:list-item>
              <text:list-item>
                <text:p text:style-name="P90"><text:span text:style-name="T28">D</text:span><text:span text:style-name="T27">ispositivos de almacenamiento </text:span><text:span text:style-name="T29">masivo </text:span><text:span text:style-name="T42">“</text:span><text:span text:style-name="T43">USB-MSC” </text:span><text:span text:style-name="T39">(</text:span><text:span text:style-name="T44">pendrives</text:span><text:span text:style-name="T39">, USB a SATA, etc..)</text:span><text:span text:style-name="T43">.</text:span></text:p>
              </text:list-item>
              <text:list-item>
                <text:p text:style-name="P90"><text:span text:style-name="T40">H</text:span><text:span text:style-name="T27">erramientas de adquisición de datos y comunicación </text:span><text:span text:style-name="T30">(</text:span><text:span text:style-name="T31">adaptadores de </text:span><text:span text:style-name="T30">USB a Serie </text:span><text:span text:style-name="T31">o</text:span><text:span text:style-name="T30"> USB a WiFi, etc..)</text:span><text:span text:style-name="T27">.</text:span></text:p>
                <text:p text:style-name="P91"/>
              </text:list-item>
            </text:list>
            <text:p text:style-name="P54">Debido a todo lo anterior, sería de gran interés y utilidad disponer de un analizador, que de forma pasiva pueda captar la trama de comunicación que se transmite por el bus, enviarla a un equipo, y posteriormente analizarla para su uso en depuración o <text:span text:style-name="T99">para análisis de </text:span>seguridad.</text:p>
            <text:p text:style-name="P39"/>
            <text:p text:style-name="P42"><text:span text:style-name="T99">Objetivos</text:span>:</text:p>
            <text:p text:style-name="P58"><text:tab/></text:p>
            <text:p text:style-name="P64"><text:span text:style-name="T99">Los objetivos de este</text:span> trabajo se <text:span text:style-name="T99">pueden</text:span> dividir en dos grupos totalmente diferenciados, en el primero se tratarán elementos a nivel <text:span text:style-name="T75">hardware</text:span> y comunicación entre dispositivos, mientras que en el segundo se <text:span text:style-name="T99">contempla</text:span> el trata<text:span text:style-name="T99">miento</text:span> y análisis de los resultados del primer grupo.</text:p>
            <text:p text:style-name="P64">Cabe destacar que durante la totalidad de este trabajo prevalecerá el uso de software libre.</text:p>
            <text:list xml:id="list349028460" text:style-name="L2">
              <text:list-header>
                <text:p text:style-name="P68"/>
              </text:list-header>
            </text:list>
            <text:list xml:id="list4061468798" text:style-name="L3">
              <text:list-item>
                <text:p text:style-name="P92"><text:soft-page-break/>En primer lugar, se espera poder capturar y transmitir a un equipo tramas provenientes de un bus USB, para ello:</text:p>
              </text:list-item>
            </text:list>
            <text:list xml:id="list988151771" text:style-name="L4">
              <text:list-item>
                <text:p text:style-name="P69">Utilizando un FPGA, concretamente el modelo ICE40HX1K <text:span text:style-name="T54">[1]</text:span> de la empresa Lattice, se generará un sintetizado <text:span text:style-name="T19">a partir del lenguaje de descripción de Hardware Verilog </text:span><text:span text:style-name="T55">[</text:span><text:span text:style-name="T56">2</text:span><text:span text:style-name="T55">][</text:span><text:span text:style-name="T56">3</text:span><text:span text:style-name="T55">][</text:span><text:span text:style-name="T56">4</text:span><text:span text:style-name="T55">]</text:span> que contenga toda la lógica <text:span text:style-name="T20">para la captación de tramas, independientemente del tipo (</text:span><text:span text:style-name="T11">Low-Speed,</text:span><text:span text:style-name="T20"> </text:span><text:span text:style-name="T11">Full-Speed, </text:span><text:span text:style-name="T13">etc...</text:span><text:span text:style-name="T11">) </text:span><text:span text:style-name="T61">[5][9]</text:span><text:span text:style-name="T62">[12]</text:span><text:span text:style-name="T20">.</text:span></text:p>
              </text:list-item>
              <text:list-item>
                <text:p text:style-name="P69"><text:span text:style-name="T21">Se implantará una l</text:span>ibrería <text:span text:style-name="T21">escrita en lenguaje C/C++ que permita comunicar la plataforma de captación anterior con un equipo (como puede ser una Raspberry Pi </text:span><text:span text:style-name="T57">[7]</text:span><text:span text:style-name="T21">).</text:span></text:p>
              </text:list-item>
            </text:list>
            <text:p text:style-name="P40"/>
            <text:list xml:id="list123925890811940" text:continue-list="list4061468798" text:style-name="L3">
              <text:list-item>
                <text:p text:style-name="P93">A partir de una trama USB obtenida de cualquier método, tanto por el método anteriormente descrito, como a partir de medios externos, <text:span text:style-name="T22">se pretende poder trabajar sobre ella pudiendo integrar los siguientes aspectos.</text:span></text:p>
              </text:list-item>
            </text:list>
            <text:list xml:id="list1320242086" text:style-name="L5">
              <text:list-item>
                <text:p text:style-name="P70">Capacidad de <text:span text:style-name="T23">almacenar</text:span> la trama en archivos <text:span text:style-name="T23">de capturas, tal como </text:span><text:span text:style-name="T15">pcap</text:span><text:span text:style-name="T23"> </text:span><text:span text:style-name="T58">[8]</text:span><text:span text:style-name="T23">.</text:span></text:p>
              </text:list-item>
              <text:list-item>
                <text:p text:style-name="P70">Creación de un disector <text:span text:style-name="T22">funcional</text:span> para el analizador de paquetes WireShark <text:span text:style-name="T59">[6]</text:span>.</text:p>
              </text:list-item>
              <text:list-item>
                <text:p text:style-name="P71">Plataforma de análisis de dispositivos de interfaz humana (HID), tales como Keylogger o <text:span text:style-name="T9">seguidor de puntero de ratón </text:span><text:span text:style-name="T60">[11]</text:span><text:span text:style-name="T9">.</text:span></text:p>
              </text:list-item>
            </text:list>
            <text:p text:style-name="P38"/>
            <text:p text:style-name="P88"><text:span text:style-name="T99">Resultados esperados:</text:span></text:p>
            <text:p text:style-name="P88"/>
            <text:p text:style-name="P112">Los resultados esperados incluyen un prototipo hardware para el análisis de un bus USB y software para la captura de tramas, la inyección de tramas y el análisis de, al menos, las transacciones relacionadas con dispositivos HID USB 1.1.</text:p>
            <text:p text:style-name="P88"/>
            <text:p text:style-name="P88">Temporización:</text:p>
            <text:p text:style-name="P44"/>
            <text:p text:style-name="P56">Tal como se ha comentado en los <text:span text:style-name="T10">“Resultados esperados”</text:span>, este proyecto se puede separar en dos grupos. <text:span text:style-name="T68">Ambos, a su vez, pueden dividirse en varios apartados.</text:span></text:p>
            <text:p text:style-name="P55"/>
            <text:list xml:id="list3003665093" text:style-name="L6">
              <text:list-item>
                <text:p text:style-name="P94">Captura y transmisión.</text:p>
              </text:list-item>
            </text:list>
            <text:list xml:id="list2683976981" text:style-name="L7">
              <text:list-item>
                <text:p text:style-name="P95">Diseño de método de transmisión de la trama a un equipo.</text:p>
                <text:p text:style-name="P96"><text:span text:style-name="T76">Para poder llevar un control adecuado, se necesita en primer lugar poder implementar una transmisión básica de información entre el </text:span><text:span text:style-name="T14">FPGA</text:span><text:span text:style-name="T76"> y el equipo de análisis. Esta método de comunicación se prevee que se implemente en </text:span><text:span text:style-name="T50">dos semanas</text:span><text:span text:style-name="T76">, pudiendo añadir pequeñas funcionalidades en el transcurso del siguiente apartado según se necesite.</text:span></text:p>
                <text:p text:style-name="P96"/>
              </text:list-item>
              <text:list-item>
                <text:p text:style-name="P101"><text:span text:style-name="T69">Implementación</text:span> <text:span text:style-name="T69">básica</text:span> de <text:span text:style-name="T72">un método de sincronización y captura del bus USB utilizando un FPGA.</text:span></text:p>
                <text:p text:style-name="P97">Este apartado se puede considerar como el de mayor importancia en este grupo, por eso, se plantea un periodo de realización de <text:span text:style-name="T77">un</text:span> <text:span text:style-name="T77">mes y medio.</text:span></text:p>
                <text:p text:style-name="P96"/>
              </text:list-item>
              <text:list-item>
                <text:p text:style-name="P102">Librería que permita obtener y utilizar la trama transmitida según el método anterior.</text:p>
                <text:p text:style-name="P107">Al depender este apartado de los otros dos anteriores, se pretende desarrollar a la par que el resto, añadiendo funcionalidades a media que se necesiten. <text:span text:style-name="T84">Antes de la finalización de este grupo, se pretende añadir </text:span><text:span text:style-name="T79">una semana</text:span><text:span text:style-name="T84"> extra para depurar, mejorar y limpiar el código implementado en la librería.</text:span></text:p>
                <text:p text:style-name="P107"/>
                <text:p text:style-name="P110">En total se pretende trabajar en este grupo <text:span text:style-name="T85">un total de </text:span><text:span text:style-name="T80">dos meses y </text:span><text:span text:style-name="T81">una semana</text:span><text:span text:style-name="T80">.</text:span></text:p>
              </text:list-item>
            </text:list>
            <text:p text:style-name="P59"/>
            <text:list xml:id="list123925408640203" text:continue-list="list3003665093" text:style-name="L6">
              <text:list-item>
                <text:p text:style-name="P94">Procesado de la trama.</text:p>
              </text:list-item>
            </text:list>
            <text:list xml:id="list4062642925" text:style-name="L8">
              <text:list-item>
                <text:p text:style-name="P103">Utilizando la librería del grupo anterior, ampliarla para poder guardar la trama en un archivo de fácil utilización, como puede ser PCAP.</text:p>
                <text:p text:style-name="P108">Existe multitud de recursos y librería útiles <text:span text:style-name="T63">[13]</text:span> <text:span text:style-name="T86">con los que partir, por tanto, no se plantea un extenso periodo para el desarrollo de este apartado, pudiendo ser este de</text:span><text:span text:style-name="T78"> dos </text:span><text:soft-page-break/><text:span text:style-name="T78">semanas</text:span><text:span text:style-name="T86">.</text:span></text:p>
                <text:p text:style-name="P98"/>
              </text:list-item>
              <text:list-item>
                <text:p text:style-name="P104">Creación de librería de análisis básico de la trama.</text:p>
                <text:p text:style-name="P109">Es en este apartado donde se debe implementar todo el análisis <text:span text:style-name="T92">de la trama</text:span> USB, <text:span text:style-name="T95">por tanto, es en el que se debería emplear la mayor cantidad de tiempo, siendo esta de </text:span><text:span text:style-name="T82">un mes y medio</text:span><text:span text:style-name="T95">.</text:span></text:p>
              </text:list-item>
              <text:list-item>
                <text:p text:style-name="P105">Utilizando la guía de desarrollo propuesta por WireShark <text:span text:style-name="T53">[</text:span><text:span text:style-name="T64">6</text:span><text:span text:style-name="T53">]</text:span>, crear un disector que puede procesar en cierta media la trama dentro <text:span text:style-name="T70">dicho programa.</text:span></text:p>
                <text:p text:style-name="P99">De la misma manera que en le primer apartado, existe una multitud de recursos <text:span text:style-name="T95">con los que partir, por tanto, se propone su realización en </text:span><text:span text:style-name="T82">dos semanas</text:span><text:span text:style-name="T96">.</text:span></text:p>
                <text:p text:style-name="P98"/>
              </text:list-item>
              <text:list-item>
                <text:p text:style-name="P106">Utilizando la librería creada o el disector anterior, poder analizar transmisiones de dispositivos de interfaz humana (HID <text:span text:style-name="T65">[</text:span><text:span text:style-name="T66">10</text:span><text:span text:style-name="T65">]</text:span>) <text:span text:style-name="T71">para poder capturar pulsaciones de teclado o movimientos de ratón </text:span><text:span text:style-name="T67">[11]</text:span><text:span text:style-name="T71">.</text:span></text:p>
                <text:p text:style-name="P100">En este apartado se expondrán varios ejemplos de uso del <text:span text:style-name="T93">trabajo</text:span> <text:span text:style-name="T93">desarrollado, lo que supondrá una menor cantidad de tiempo a utilizar, siendo esta de </text:span><text:span text:style-name="T83">dos semanas</text:span><text:span text:style-name="T93">.</text:span></text:p>
              </text:list-item>
            </text:list>
            <text:p text:style-name="P62"/>
            <text:list xml:id="list123925297702750" text:continue-list="list2683976981" text:style-name="L7">
              <text:list-header>
                <text:p text:style-name="P111">En total se pretende trabajar en este grupo <text:span text:style-name="T85">un total de </text:span><text:span text:style-name="T77">tres</text:span><text:span text:style-name="T80"> meses.</text:span></text:p>
              </text:list-header>
            </text:list>
            <text:p text:style-name="P63"/>
            <text:p text:style-name="P66"><text:span text:style-name="T36">A parte del tiempo anteriormente utilizado, también se prevee utilizar </text:span><text:span text:style-name="T41">un mes</text:span><text:span text:style-name="T38"> </text:span><text:span text:style-name="T36">para </text:span><text:span text:style-name="T37">la redacción del documento final, así como todos los recursos y ayudas necesarios para ello.</text:span></text:p>
            <text:p text:style-name="P61"/>
            <text:p text:style-name="P67">En la siguiente tabla se muestra una distribución temporal más detallada</text:p>
            <text:p text:style-name="P60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74" table:style-name="Table74">
                    <table:table-column table:style-name="Table74.A"/>
                    <table:table-column table:style-name="Table74.B"/>
                    <table:table-column table:style-name="Table74.C"/>
                    <table:table-column table:style-name="Table74.D"/>
                    <table:table-column table:style-name="Table74.E"/>
                    <table:table-column table:style-name="Table74.F"/>
                    <table:table-row table:style-name="Table74.1">
                      <table:table-cell table:style-name="Table74.A1" office:value-type="string">
                        <text:p text:style-name="P36"/>
                      </table:table-cell>
                      <table:table-cell table:style-name="Table74.B1" office:value-type="string">
                        <text:p text:style-name="P36"/>
                      </table:table-cell>
                      <table:table-cell table:style-name="Table74.A1" office:value-type="string">
                        <text:p text:style-name="P35">Periodo de realización <text:span text:style-name="T98">principal</text:span></text:p>
                      </table:table-cell>
                      <table:table-cell table:style-name="Table74.A1" office:value-type="string">
                        <text:p text:style-name="P36"/>
                      </table:table-cell>
                      <table:table-cell table:style-name="Table74.E1" office:value-type="string">
                        <text:p text:style-name="P36"/>
                      </table:table-cell>
                      <table:table-cell table:style-name="Table74.A1" office:value-type="string">
                        <text:p text:style-name="P46">Periodo <text:span text:style-name="T97">de realización según necesidad (</text:span><text:span text:style-name="T16">no fijo</text:span><text:span text:style-name="T17">)</text:span></text:p>
                      </table:table-cell>
                    </table:table-row>
                  </table:table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>2017</text:p>
                </table:table-cell>
                <table:table-cell table:style-name="Table2.C2" table:number-columns-spanned="7" office:value-type="string">
                  <text:p text:style-name="P14">2018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C2" table:number-columns-spanned="7" office:value-type="string"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4" office:value-type="string">
                  <text:p text:style-name="P14">Diciembre</text:p>
                </table:table-cell>
                <table:table-cell table:style-name="Table2.C4" office:value-type="string">
                  <text:p text:style-name="P14">Enero</text:p>
                </table:table-cell>
                <table:table-cell table:style-name="Table2.C4" office:value-type="string">
                  <text:p text:style-name="P14">Febrero</text:p>
                </table:table-cell>
                <table:table-cell table:style-name="Table2.C4" office:value-type="string">
                  <text:p text:style-name="P14">Marzo</text:p>
                </table:table-cell>
                <table:table-cell table:style-name="Table2.C4" office:value-type="string">
                  <text:p text:style-name="P14">Abril</text:p>
                </table:table-cell>
                <table:table-cell table:style-name="Table2.C4" office:value-type="string">
                  <text:p text:style-name="P14">Mayo</text:p>
                </table:table-cell>
                <table:table-cell table:style-name="Table2.C4" office:value-type="string">
                  <text:p text:style-name="P14">Junio</text:p>
                </table:table-cell>
                <table:table-cell table:style-name="Table2.B4" office:value-type="string">
                  <text:p text:style-name="P14">Julio</text:p>
                </table:table-cell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5" office:value-type="string">
                  <text:p text:style-name="P14"/>
                </table:table-cell>
                <table:table-cell table:style-name="Table2.B5" office:value-type="string">
                  <table:table table:name="Table19" table:style-name="Table19">
                    <table:table-column table:style-name="Table19.A" table:number-columns-repeated="3"/>
                    <table:table-column table:style-name="Table19.D"/>
                    <table:table-row>
                      <table:table-cell table:style-name="Table19.A1" office:value-type="string">
                        <text:p text:style-name="P33">1</text:p>
                      </table:table-cell>
                      <table:table-cell table:style-name="Table19.B1" office:value-type="string">
                        <text:p text:style-name="P33">2</text:p>
                      </table:table-cell>
                      <table:table-cell table:style-name="Table19.B1" office:value-type="string">
                        <text:p text:style-name="P33">3</text:p>
                      </table:table-cell>
                      <table:table-cell table:style-name="Table19.B1" office:value-type="string">
                        <text:p text:style-name="P33">4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16" table:style-name="Table16">
                    <table:table-column table:style-name="Table16.A" table:number-columns-repeated="3"/>
                    <table:table-column table:style-name="Table16.D"/>
                    <table:table-row>
                      <table:table-cell table:style-name="Table16.A1" office:value-type="string">
                        <text:p text:style-name="P33">5</text:p>
                      </table:table-cell>
                      <table:table-cell table:style-name="Table16.B1" office:value-type="string">
                        <text:p text:style-name="P33">6</text:p>
                      </table:table-cell>
                      <table:table-cell table:style-name="Table16.B1" office:value-type="string">
                        <text:p text:style-name="P33">7</text:p>
                      </table:table-cell>
                      <table:table-cell table:style-name="Table16.B1" office:value-type="string">
                        <text:p text:style-name="P33">8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A"/>
                    <table:table-column table:style-name="Table17.B"/>
                    <table:table-column table:style-name="Table17.E"/>
                    <table:table-row>
                      <table:table-cell table:style-name="Table17.A1" office:value-type="string">
                        <text:p text:style-name="P33">9</text:p>
                      </table:table-cell>
                      <table:table-cell table:style-name="Table17.B1" office:value-type="string">
                        <text:p text:style-name="P33">10</text:p>
                      </table:table-cell>
                      <table:table-cell table:style-name="Table17.B1" office:value-type="string">
                        <text:p text:style-name="P33">11</text:p>
                      </table:table-cell>
                      <table:table-cell table:style-name="Table17.B1" office:value-type="string">
                        <text:p text:style-name="P33">12</text:p>
                      </table:table-cell>
                      <table:table-cell table:style-name="Table17.B1" office:value-type="string">
                        <text:p text:style-name="P33">13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0" table:style-name="Table20">
                    <table:table-column table:style-name="Table20.A" table:number-columns-repeated="3"/>
                    <table:table-column table:style-name="Table20.D"/>
                    <table:table-row>
                      <table:table-cell table:style-name="Table20.A1" office:value-type="string">
                        <text:p text:style-name="P33">14</text:p>
                      </table:table-cell>
                      <table:table-cell table:style-name="Table20.B1" office:value-type="string">
                        <text:p text:style-name="P33">15</text:p>
                      </table:table-cell>
                      <table:table-cell table:style-name="Table20.B1" office:value-type="string">
                        <text:p text:style-name="P33">16</text:p>
                      </table:table-cell>
                      <table:table-cell table:style-name="Table20.B1" office:value-type="string">
                        <text:p text:style-name="P33">17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1" table:style-name="Table21">
                    <table:table-column table:style-name="Table21.A"/>
                    <table:table-column table:style-name="Table21.B"/>
                    <table:table-column table:style-name="Table21.A" table:number-columns-repeated="2"/>
                    <table:table-column table:style-name="Table21.E"/>
                    <table:table-row>
                      <table:table-cell table:style-name="Table21.A1" office:value-type="string">
                        <text:p text:style-name="P33">18</text:p>
                      </table:table-cell>
                      <table:table-cell table:style-name="Table21.B1" office:value-type="string">
                        <text:p text:style-name="P33">19</text:p>
                      </table:table-cell>
                      <table:table-cell table:style-name="Table21.B1" office:value-type="string">
                        <text:p text:style-name="P33">20</text:p>
                      </table:table-cell>
                      <table:table-cell table:style-name="Table21.B1" office:value-type="string">
                        <text:p text:style-name="P33">21</text:p>
                      </table:table-cell>
                      <table:table-cell table:style-name="Table21.B1" office:value-type="string">
                        <text:p text:style-name="P33">22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2" table:style-name="Table22">
                    <table:table-column table:style-name="Table22.A" table:number-columns-repeated="3"/>
                    <table:table-column table:style-name="Table22.D"/>
                    <table:table-row>
                      <table:table-cell table:style-name="Table22.A1" office:value-type="string">
                        <text:p text:style-name="P33">23</text:p>
                      </table:table-cell>
                      <table:table-cell table:style-name="Table22.B1" office:value-type="string">
                        <text:p text:style-name="P33">24</text:p>
                      </table:table-cell>
                      <table:table-cell table:style-name="Table22.B1" office:value-type="string">
                        <text:p text:style-name="P33">25</text:p>
                      </table:table-cell>
                      <table:table-cell table:style-name="Table22.B1" office:value-type="string">
                        <text:p text:style-name="P33">26</text:p>
                      </table:table-cell>
                    </table:table-row>
                  </table:table>
                  <text:p text:style-name="P14"/>
                </table:table-cell>
                <table:table-cell table:style-name="Table2.I5" office:value-type="string">
                  <table:table table:name="Table23" table:style-name="Table23">
                    <table:table-column table:style-name="Table23.A" table:number-columns-repeated="3"/>
                    <table:table-column table:style-name="Table23.D"/>
                    <table:table-row>
                      <table:table-cell table:style-name="Table23.A1" office:value-type="string">
                        <text:p text:style-name="P33">27</text:p>
                      </table:table-cell>
                      <table:table-cell table:style-name="Table23.B1" office:value-type="string">
                        <text:p text:style-name="P33">28</text:p>
                      </table:table-cell>
                      <table:table-cell table:style-name="Table23.B1" office:value-type="string">
                        <text:p text:style-name="P33">29</text:p>
                      </table:table-cell>
                      <table:table-cell table:style-name="Table23.B1" office:value-type="string">
                        <text:p text:style-name="P33">30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3">Anteproyecto y análisis previo</text:p>
                </table:table-cell>
                <table:table-cell table:style-name="Table2.A2" office:value-type="string">
                  <table:table table:name="Table59" table:style-name="Table59">
                    <table:table-column table:style-name="Table59.A"/>
                    <table:table-row>
                      <table:table-cell table:style-name="Table59.A1" office:value-type="string">
                        <text:p text:style-name="P15"/>
                      </table:table-cell>
                    </table:table-row>
                  </table:table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3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5">Transmisión de trama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3" table:style-name="Table3">
                    <table:table-column table:style-name="Table3.A" table:number-columns-repeated="3"/>
                    <table:table-column table:style-name="Table3.D"/>
                    <table:table-row>
                      <table:table-cell table:style-name="Table3.A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4" table:style-name="Table4">
                    <table:table-column table:style-name="Table4.A" table:number-columns-repeated="3"/>
                    <table:table-column table:style-name="Table4.D"/>
                    <table:table-row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A"/>
                    <table:table-column table:style-name="Table5.B"/>
                    <table:table-column table:style-name="Table5.E"/>
                    <table:table-row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6" table:style-name="Table6">
                    <table:table-column table:style-name="Table6.A" table:number-columns-repeated="3"/>
                    <table:table-column table:style-name="Table6.D"/>
                    <table:table-row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/>
                    <table:table-column table:style-name="Table7.B"/>
                    <table:table-column table:style-name="Table7.E"/>
                    <table:table-row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8" table:style-name="Table8">
                    <table:table-column table:style-name="Table8.A" table:number-columns-repeated="3"/>
                    <table:table-column table:style-name="Table8.D"/>
                    <table:table-row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9" table:style-name="Table9">
                    <table:table-column table:style-name="Table9.A" table:number-columns-repeated="3"/>
                    <table:table-column table:style-name="Table9.D"/>
                    <table:table-row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26">Captura del BUS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10" table:style-name="Table10">
                    <table:table-column table:style-name="Table10.A" table:number-columns-repeated="3"/>
                    <table:table-column table:style-name="Table10.D"/>
                    <table:table-row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1" table:style-name="Table11">
                    <table:table-column table:style-name="Table11.A" table:number-columns-repeated="3"/>
                    <table:table-column table:style-name="Table11.D"/>
                    <table:table-row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A"/>
                    <table:table-column table:style-name="Table12.B"/>
                    <table:table-column table:style-name="Table12.E"/>
                    <table:table-row>
                      <table:table-cell table:style-name="Table12.A1" office:value-type="string">
                        <text:p text:style-name="P33"/>
                      </table:table-cell>
                      <table:table-cell table:style-name="Table12.B1" office:value-type="string">
                        <text:p text:style-name="P33"/>
                      </table:table-cell>
                      <table:table-cell table:style-name="Table12.C1" office:value-type="string">
                        <text:p text:style-name="P33"/>
                      </table:table-cell>
                      <table:table-cell table:style-name="Table12.D1" office:value-type="string">
                        <text:p text:style-name="P33"/>
                      </table:table-cell>
                      <table:table-cell table:style-name="Table12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3" table:style-name="Table13">
                    <table:table-column table:style-name="Table13.A" table:number-columns-repeated="3"/>
                    <table:table-column table:style-name="Table13.D"/>
                    <table:table-row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A"/>
                    <table:table-column table:style-name="Table14.B"/>
                    <table:table-column table:style-name="Table14.E"/>
                    <table:table-row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5" table:style-name="Table15">
                    <table:table-column table:style-name="Table15.A" table:number-columns-repeated="3"/>
                    <table:table-column table:style-name="Table15.D"/>
                    <table:table-row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8" table:style-name="Table18">
                    <table:table-column table:style-name="Table18.A" table:number-columns-repeated="3"/>
                    <table:table-column table:style-name="Table18.D"/>
                    <table:table-row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8">Librería <text:s/><text:span text:style-name="T90">de transmisión</text:span>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24" table:style-name="Table24">
                    <table:table-column table:style-name="Table24.A" table:number-columns-repeated="3"/>
                    <table:table-column table:style-name="Table24.D"/>
                    <table:table-row>
                      <table:table-cell table:style-name="Table24.A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5" table:style-name="Table25">
                    <table:table-column table:style-name="Table25.A" table:number-columns-repeated="3"/>
                    <table:table-column table:style-name="Table25.D"/>
                    <table:table-row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column table:style-name="Table26.A"/>
                    <table:table-column table:style-name="Table26.B"/>
                    <table:table-column table:style-name="Table26.E"/>
                    <table:table-row>
                      <table:table-cell table:style-name="Table26.A1" office:value-type="string">
                        <text:p text:style-name="P33"/>
                      </table:table-cell>
                      <table:table-cell table:style-name="Table26.B1" office:value-type="string">
                        <text:p text:style-name="P33"/>
                      </table:table-cell>
                      <table:table-cell table:style-name="Table26.C1" office:value-type="string">
                        <text:p text:style-name="P33"/>
                      </table:table-cell>
                      <table:table-cell table:style-name="Table26.D1" office:value-type="string">
                        <text:p text:style-name="P33"/>
                      </table:table-cell>
                      <table:table-cell table:style-name="Table26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7" table:style-name="Table27">
                    <table:table-column table:style-name="Table27.A" table:number-columns-repeated="3"/>
                    <table:table-column table:style-name="Table27.D"/>
                    <table:table-row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A"/>
                    <table:table-column table:style-name="Table28.B"/>
                    <table:table-column table:style-name="Table28.E"/>
                    <table:table-row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9" table:style-name="Table29">
                    <table:table-column table:style-name="Table29.A" table:number-columns-repeated="3"/>
                    <table:table-column table:style-name="Table29.D"/>
                    <table:table-row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30" table:style-name="Table30">
                    <table:table-column table:style-name="Table30.A" table:number-columns-repeated="3"/>
                    <table:table-column table:style-name="Table30.D"/>
                    <table:table-row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7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9">Salvado <text:span text:style-name="T89">de trama</text:span> en archivo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1" table:style-name="Table31">
                    <table:table-column table:style-name="Table31.A" table:number-columns-repeated="3"/>
                    <table:table-column table:style-name="Table31.D"/>
                    <table:table-row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2" table:style-name="Table32">
                    <table:table-column table:style-name="Table32.A" table:number-columns-repeated="3"/>
                    <table:table-column table:style-name="Table32.D"/>
                    <table:table-row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3" table:style-name="Table33">
                    <table:table-column table:style-name="Table33.A"/>
                    <table:table-column table:style-name="Table33.B"/>
                    <table:table-column table:style-name="Table33.A"/>
                    <table:table-column table:style-name="Table33.B"/>
                    <table:table-column table:style-name="Table33.E"/>
                    <table:table-row>
                      <table:table-cell table:style-name="Table33.A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4" table:style-name="Table34">
                    <table:table-column table:style-name="Table34.A" table:number-columns-repeated="3"/>
                    <table:table-column table:style-name="Table34.D"/>
                    <table:table-row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5" table:style-name="Table35">
                    <table:table-column table:style-name="Table35.A"/>
                    <table:table-column table:style-name="Table35.B"/>
                    <table:table-column table:style-name="Table35.A"/>
                    <table:table-column table:style-name="Table35.B"/>
                    <table:table-column table:style-name="Table35.E"/>
                    <table:table-row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6" table:style-name="Table36">
                    <table:table-column table:style-name="Table36.A" table:number-columns-repeated="3"/>
                    <table:table-column table:style-name="Table36.D"/>
                    <table:table-row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7" table:style-name="Table37">
                    <table:table-column table:style-name="Table37.A" table:number-columns-repeated="3"/>
                    <table:table-column table:style-name="Table37.D"/>
                    <table:table-row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30">Librería de <text:span text:style-name="T91">análisis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8" table:style-name="Table38">
                    <table:table-column table:style-name="Table38.A" table:number-columns-repeated="3"/>
                    <table:table-column table:style-name="Table38.D"/>
                    <table:table-row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9" table:style-name="Table39">
                    <table:table-column table:style-name="Table39.A" table:number-columns-repeated="3"/>
                    <table:table-column table:style-name="Table39.D"/>
                    <table:table-row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column table:style-name="Table40.A"/>
                    <table:table-column table:style-name="Table40.B"/>
                    <table:table-column table:style-name="Table40.E"/>
                    <table:table-row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1" table:style-name="Table41">
                    <table:table-column table:style-name="Table41.A" table:number-columns-repeated="3"/>
                    <table:table-column table:style-name="Table41.D"/>
                    <table:table-row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column table:style-name="Table42.A"/>
                    <table:table-column table:style-name="Table42.B"/>
                    <table:table-column table:style-name="Table42.E"/>
                    <table:table-row>
                      <table:table-cell table:style-name="Table42.A1" office:value-type="string">
                        <text:p text:style-name="P33"/>
                      </table:table-cell>
                      <table:table-cell table:style-name="Table42.B1" office:value-type="string">
                        <text:p text:style-name="P33"/>
                      </table:table-cell>
                      <table:table-cell table:style-name="Table42.C1" office:value-type="string">
                        <text:p text:style-name="P33"/>
                      </table:table-cell>
                      <table:table-cell table:style-name="Table42.D1" office:value-type="string">
                        <text:p text:style-name="P33"/>
                      </table:table-cell>
                      <table:table-cell table:style-name="Table42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3" table:style-name="Table43">
                    <table:table-column table:style-name="Table43.A" table:number-columns-repeated="3"/>
                    <table:table-column table:style-name="Table43.D"/>
                    <table:table-row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4" table:style-name="Table44">
                    <table:table-column table:style-name="Table44.A" table:number-columns-repeated="3"/>
                    <table:table-column table:style-name="Table44.D"/>
                    <table:table-row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30">Disector WireShark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45" table:style-name="Table45">
                    <table:table-column table:style-name="Table45.A" table:number-columns-repeated="3"/>
                    <table:table-column table:style-name="Table45.D"/>
                    <table:table-row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6" table:style-name="Table46">
                    <table:table-column table:style-name="Table46.A" table:number-columns-repeated="3"/>
                    <table:table-column table:style-name="Table46.D"/>
                    <table:table-row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7" table:style-name="Table47">
                    <table:table-column table:style-name="Table47.A"/>
                    <table:table-column table:style-name="Table47.B"/>
                    <table:table-column table:style-name="Table47.A"/>
                    <table:table-column table:style-name="Table47.B"/>
                    <table:table-column table:style-name="Table47.E"/>
                    <table:table-row>
                      <table:table-cell table:style-name="Table47.A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8" table:style-name="Table48">
                    <table:table-column table:style-name="Table48.A" table:number-columns-repeated="3"/>
                    <table:table-column table:style-name="Table48.D"/>
                    <table:table-row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9" table:style-name="Table49">
                    <table:table-column table:style-name="Table49.A"/>
                    <table:table-column table:style-name="Table49.B"/>
                    <table:table-column table:style-name="Table49.A"/>
                    <table:table-column table:style-name="Table49.B"/>
                    <table:table-column table:style-name="Table49.E"/>
                    <table:table-row>
                      <table:table-cell table:style-name="Table49.A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D1" office:value-type="string">
                        <text:p text:style-name="P33"/>
                      </table:table-cell>
                      <table:table-cell table:style-name="Table49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0" table:style-name="Table50">
                    <table:table-column table:style-name="Table50.A" table:number-columns-repeated="3"/>
                    <table:table-column table:style-name="Table50.D"/>
                    <table:table-row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1" table:style-name="Table51">
                    <table:table-column table:style-name="Table51.A" table:number-columns-repeated="3"/>
                    <table:table-column table:style-name="Table51.D"/>
                    <table:table-row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>Ejemplos de captación HID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52" table:style-name="Table52">
                    <table:table-column table:style-name="Table52.A" table:number-columns-repeated="3"/>
                    <table:table-column table:style-name="Table52.D"/>
                    <table:table-row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3" table:style-name="Table53">
                    <table:table-column table:style-name="Table53.A" table:number-columns-repeated="3"/>
                    <table:table-column table:style-name="Table53.D"/>
                    <table:table-row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column table:style-name="Table54.A"/>
                    <table:table-column table:style-name="Table54.B"/>
                    <table:table-column table:style-name="Table54.E"/>
                    <table:table-row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5" table:style-name="Table55">
                    <table:table-column table:style-name="Table55.A" table:number-columns-repeated="3"/>
                    <table:table-column table:style-name="Table55.D"/>
                    <table:table-row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6" table:style-name="Table56">
                    <table:table-column table:style-name="Table56.A"/>
                    <table:table-column table:style-name="Table56.B"/>
                    <table:table-column table:style-name="Table56.A"/>
                    <table:table-column table:style-name="Table56.B"/>
                    <table:table-column table:style-name="Table56.E"/>
                    <table:table-row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7" table:style-name="Table57">
                    <table:table-column table:style-name="Table57.A" table:number-columns-repeated="3"/>
                    <table:table-column table:style-name="Table57.D"/>
                    <table:table-row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8" table:style-name="Table58">
                    <table:table-column table:style-name="Table58.A" table:number-columns-repeated="3"/>
                    <table:table-column table:style-name="Table58.D"/>
                    <table:table-row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><text:soft-page-break/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</table:table-row>
              <table:table-row>
                <table:table-cell table:style-name="Table2.A17" office:value-type="string">
                  <text:p text:style-name="P32">Resumen de resultados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0" table:style-name="Table60">
                    <table:table-column table:style-name="Table60.A" table:number-columns-repeated="3"/>
                    <table:table-column table:style-name="Table60.D"/>
                    <table:table-row>
                      <table:table-cell table:style-name="Table60.A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1" table:style-name="Table61">
                    <table:table-column table:style-name="Table61.A" table:number-columns-repeated="3"/>
                    <table:table-column table:style-name="Table61.D"/>
                    <table:table-row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2" table:style-name="Table62">
                    <table:table-column table:style-name="Table62.A" table:number-columns-repeated="4"/>
                    <table:table-column table:style-name="Table62.E"/>
                    <table:table-row>
                      <table:table-cell table:style-name="Table62.A1" office:value-type="string">
                        <text:p text:style-name="P33"/>
                      </table:table-cell>
                      <table:table-cell table:style-name="Table62.B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3" table:style-name="Table63">
                    <table:table-column table:style-name="Table63.A" table:number-columns-repeated="3"/>
                    <table:table-column table:style-name="Table63.D"/>
                    <table:table-row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4" table:style-name="Table64">
                    <table:table-column table:style-name="Table64.A"/>
                    <table:table-column table:style-name="Table64.B"/>
                    <table:table-column table:style-name="Table64.A"/>
                    <table:table-column table:style-name="Table64.B"/>
                    <table:table-column table:style-name="Table64.E"/>
                    <table:table-row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5" table:style-name="Table65">
                    <table:table-column table:style-name="Table65.A" table:number-columns-repeated="3"/>
                    <table:table-column table:style-name="Table65.D"/>
                    <table:table-row>
                      <table:table-cell table:style-name="Table65.A1" office:value-type="string">
                        <text:p text:style-name="P34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6" table:style-name="Table66">
                    <table:table-column table:style-name="Table66.A" table:number-columns-repeated="3"/>
                    <table:table-column table:style-name="Table66.D"/>
                    <table:table-row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1">Redacción de <text:span text:style-name="T94">memoria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7" table:style-name="Table67">
                    <table:table-column table:style-name="Table67.A" table:number-columns-repeated="3"/>
                    <table:table-column table:style-name="Table67.D"/>
                    <table:table-row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8" table:style-name="Table68">
                    <table:table-column table:style-name="Table68.A" table:number-columns-repeated="3"/>
                    <table:table-column table:style-name="Table68.D"/>
                    <table:table-row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9" table:style-name="Table69">
                    <table:table-column table:style-name="Table69.A"/>
                    <table:table-column table:style-name="Table69.B"/>
                    <table:table-column table:style-name="Table69.A"/>
                    <table:table-column table:style-name="Table69.B"/>
                    <table:table-column table:style-name="Table69.E"/>
                    <table:table-row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D1" office:value-type="string">
                        <text:p text:style-name="P33"/>
                      </table:table-cell>
                      <table:table-cell table:style-name="Table69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0" table:style-name="Table70">
                    <table:table-column table:style-name="Table70.A" table:number-columns-repeated="3"/>
                    <table:table-column table:style-name="Table70.D"/>
                    <table:table-row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1" table:style-name="Table71">
                    <table:table-column table:style-name="Table71.A"/>
                    <table:table-column table:style-name="Table71.B"/>
                    <table:table-column table:style-name="Table71.A"/>
                    <table:table-column table:style-name="Table71.B"/>
                    <table:table-column table:style-name="Table71.E"/>
                    <table:table-row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2" table:style-name="Table72">
                    <table:table-column table:style-name="Table72.A" table:number-columns-repeated="3"/>
                    <table:table-column table:style-name="Table72.D"/>
                    <table:table-row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3" table:style-name="Table73">
                    <table:table-column table:style-name="Table73.A" table:number-columns-repeated="3"/>
                    <table:table-column table:style-name="Table73.D"/>
                    <table:table-row>
                      <table:table-cell table:style-name="Table73.A1" office:value-type="string">
                        <text:p text:style-name="P33"/>
                      </table:table-cell>
                      <table:table-cell table:style-name="Table73.A1" office:value-type="string">
                        <text:p text:style-name="P33"/>
                      </table:table-cell>
                      <table:table-cell table:style-name="Table73.C1" office:value-type="string">
                        <text:p text:style-name="P33"/>
                      </table:table-cell>
                      <table:table-cell table:style-name="Table73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60"/>
            <text:p text:style-name="P45">Bibliografía:</text:p>
            <text:p text:style-name="P41"/>
            <text:list xml:id="list1912303421" text:style-name="L9">
              <text:list-item>
                <text:p text:style-name="P77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77"/>
              </text:list-item>
              <text:list-item>
                <text:p text:style-name="P78"><text:span text:style-name="T45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45">http://www.latticesemi.com/~/media/LatticeSemi/Documents/TechnicalBriefs/SBTICETechnologyLibrary201504.pdf</text:span></text:a></text:p>
                <text:p text:style-name="P78"/>
              </text:list-item>
              <text:list-item>
                <text:p text:style-name="P79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80"/>
              </text:list-item>
              <text:list-item>
                <text:p text:style-name="P81"><text:span text:style-name="T46">Verilog HDL Quick Reference Guide </text:span>- <text:span text:style-name="T46">Stuart Sutherland – </text:span>2001 - <text:a xlink:type="simple" xlink:href="http://sutherland-hdl.com/pdfs/verilog_2001_ref_guide.pdf" text:style-name="Internet_20_link" text:visited-style-name="Visited_20_Internet_20_Link"><text:span text:style-name="T46">http://sutherland-hdl.com/pdfs/verilog_2001_ref_guide.pdf</text:span></text:a></text:p>
                <text:p text:style-name="P82"/>
              </text:list-item>
              <text:list-item>
                <text:p text:style-name="P83">USB made simple - <text:s/><text:span text:style-name="T46">MQP Electronics Ltd – 2008 - </text:span><text:a xlink:type="simple" xlink:href="http://www.usbmadesimple.co.uk/" text:style-name="Internet_20_link" text:visited-style-name="Visited_20_Internet_20_Link"><text:span text:style-name="T46">http://www.usbmadesimple.co.uk/</text:span></text:a></text:p>
                <text:p text:style-name="P84"/>
              </text:list-item>
              <text:list-item>
                <text:p text:style-name="P89"><text:span text:style-name="T32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3">https://www.wireshark.org/docs/wsdg_html_chunked/ChDissectAdd.html</text:span></text:a></text:p>
                <text:p text:style-name="P85"/>
              </text:list-item>
              <text:list-item>
                <text:p text:style-name="P72"><text:span text:style-name="T48">I</text:span><text:span text:style-name="T47">ntroducción a Raspberry Pi - Francisco Moya Fernández – </text:span><text:span text:style-name="T49">Enero 2017</text:span><text:span text:style-name="T47"> - </text:span><text:a xlink:type="simple" xlink:href="https://franciscomoya.gitbooks.io/taller-de-raspberry-pi/content/es/index.html" text:style-name="Internet_20_link" text:visited-style-name="Visited_20_Internet_20_Link"><text:span text:style-name="T47">https://franciscomoya.gitbooks.io/taller-de-raspberry-pi/content/es/index.html</text:span></text:a></text:p>
                <text:p text:style-name="P86"/>
              </text:list-item>
              <text:list-item>
                <text:p text:style-name="P89"><text:span text:style-name="T34">PCAP next generation file format specification -</text:span><text:span text:style-name="T35"> M. Tuexen, Ed., </text:span><text:span text:style-name="T34">Muenster Univ. of Appl. Scie</text:span><text:span text:style-name="T24">nces, F. Risso, Politecnico di Torino, J. Bongertz, Airbus DS CyberSecurity, G. Combs, Wireshark, G. Harris – </text:span><text:span text:style-name="T25">2017 -</text:span><text:span text:style-name="T24"> </text:span><text:a xlink:type="simple" xlink:href="https://github.com/pcapng/pcapng" text:style-name="Internet_20_link" text:visited-style-name="Visited_20_Internet_20_Link"><text:span text:style-name="T24">https://github.com/pcapng/pcapng</text:span></text:a></text:p>
                <text:p text:style-name="P73"/>
              </text:list-item>
              <text:list-item>
                <text:p text:style-name="P74">USB Complete (2nd Edition) – Jan Axelson – 2004</text:p>
                <text:p text:style-name="P74"/>
              </text:list-item>
              <text:list-item>
                <text:p text:style-name="P74">Device Class Definition for Human Interface Devices (HID) <text:span text:style-name="T51">V1.11</text:span>- USB Implementers Forum, Inc. - <text:span text:style-name="T51">Junio 2001 - </text:span><text:a xlink:type="simple" xlink:href="http://www.usb.org/developers/hidpage/HID1_11.pdf" text:style-name="Internet_20_link" text:visited-style-name="Visited_20_Internet_20_Link"><text:span text:style-name="T51">http://www.usb.org/developers/hidpage/HID1_11.pdf</text:span></text:a></text:p>
                <text:p text:style-name="P87"/>
              </text:list-item>
              <text:list-item>
                <text:p text:style-name="P75">USB-based attacks - Nir Nissim,Ran Yahalom,Yuval Elovici - <text:span text:style-name="T52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75"/>
              </text:list-item>
              <text:list-item>
                <text:p text:style-name="P76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76"/>
              </text:list-item>
              <text:list-item>
                <text:p text:style-name="P76"><text:span text:style-name="T87">A</text:span>wesome pcaptools - <text:s/>caesar0301 - <text:span text:style-name="T88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B21" office:value-type="string">
            <text:p text:style-name="P12"/>
          </table:table-cell>
          <table:table-cell table:style-name="Table1.C21" office:value-type="string">
            <text:p text:style-name="P12"/>
          </table:table-cell>
          <table:table-cell table:style-name="Table1.D21" office:value-type="string">
            <text:p text:style-name="P12"/>
          </table:table-cell>
          <table:table-cell table:style-name="Table1.E21" office:value-type="string">
            <text:p text:style-name="P12"/>
          </table:table-cell>
          <table:table-cell table:style-name="Table1.F21" office:value-type="string">
            <text:p text:style-name="P12"/>
          </table:table-cell>
          <table:table-cell table:style-name="Table1.G21" office:value-type="string">
            <text:p text:style-name="P12"/>
          </table:table-cell>
          <table:table-cell table:style-name="Table1.H21" office:value-type="string">
            <text:p text:style-name="P12"/>
          </table:table-cell>
          <table:table-cell table:style-name="Table1.I21" office:value-type="string">
            <text:p text:style-name="P12"/>
          </table:table-cell>
          <table:table-cell table:style-name="Table1.J21" office:value-type="string">
            <text:p text:style-name="P12"/>
          </table:table-cell>
        </table:table-row>
        <table:table-row>
          <table:table-cell table:style-name="Table1.A22" table:number-columns-spanned="5" office:value-type="string">
            <text:p text:style-name="P21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2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3"><text:span text:style-name="T100">Toledo, a </text:span><text:date style:data-style-name="N76" text:date-value="2017-12-11T12:38:36.281556012" text:fixed="true">11 de diciembre de 2017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5.4.3.2$Linux_X86_64 LibreOffice_project/40m0$Build-2</meta:generator>
    <dc:date>2017-12-11T12:39:24.666970189</dc:date>
    <meta:editing-duration>P1DT1H43M51S</meta:editing-duration>
    <meta:editing-cycles>129</meta:editing-cycles>
    <meta:document-statistic meta:table-count="74" meta:image-count="0" meta:object-count="0" meta:page-count="5" meta:paragraph-count="146" meta:word-count="1304" meta:character-count="8343" meta:non-whitespace-character-count="7204"/>
  </office:meta>
</office:document-meta>
</file>